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8" style:family="paragraph" style:parent-style-name="Text_20_body"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able_20_Contents">
      <style:text-properties style:font-name="ＭＳ Ｐゴシック" style:font-name-asian="ＭＳ Ｐゴシック"/>
    </style:style>
    <style:style style:name="P2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55" style:family="paragraph" style:parent-style-name="Text_20_body" style:list-style-name="L320">
      <style:text-properties style:font-name="Arial" fo:font-size="13pt" style:font-name-asian="Arimo" style:font-size-asian="13pt" style:font-size-complex="13pt"/>
    </style:style>
    <style:style style:name="P356" style:family="paragraph" style:parent-style-name="Text_20_body">
      <style:text-properties style:font-name="ＭＳ Ｐゴシック" style:font-name-asian="ＭＳ Ｐゴシック"/>
    </style:style>
    <style:style style:name="P357" style:family="paragraph" style:parent-style-name="Text_20_body" style:list-style-name="L31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5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35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6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36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36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363" style:family="paragraph" style:parent-style-name="Standard" style:list-style-name="L320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5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0">1</text:p>
          </table:table-cell>
          <table:table-cell table:style-name="表32.B1" office:value-type="string">
            <text:p text:style-name="P10">現場</text:p>
          </table:table-cell>
          <table:table-cell table:style-name="表32.C1" office:value-type="string">
            <text:p text:style-name="P11">ガーラ横浜大口Ⅱ</text:p>
          </table:table-cell>
        </table:table-row>
        <table:table-row>
          <table:table-cell table:style-name="表32.A2" office:value-type="float" office:value="2">
            <text:p text:style-name="P10">2</text:p>
          </table:table-cell>
          <table:table-cell table:style-name="表32.B2" office:value-type="string">
            <text:p text:style-name="P10">天気</text:p>
          </table:table-cell>
          <table:table-cell table:style-name="表32.C2" office:value-type="string">
            <text:p text:style-name="P11">晴れ。</text:p>
          </table:table-cell>
        </table:table-row>
        <table:table-row>
          <table:table-cell table:style-name="表32.A2" office:value-type="float" office:value="3">
            <text:p text:style-name="P10">3</text:p>
          </table:table-cell>
          <table:table-cell table:style-name="表32.B2" office:value-type="string">
            <text:p text:style-name="P10">最寄り</text:p>
          </table:table-cell>
          <table:table-cell table:style-name="表32.C2" office:value-type="string">
            <text:p text:style-name="P11">大口</text:p>
          </table:table-cell>
        </table:table-row>
        <table:table-row>
          <table:table-cell table:style-name="表32.B2" office:value-type="string">
            <text:p text:style-name="P10">3-2</text:p>
            <text:p text:style-name="P10"/>
          </table:table-cell>
          <table:table-cell table:style-name="表32.B2" office:value-type="string">
            <text:p text:style-name="P11">開始／終了時刻</text:p>
          </table:table-cell>
          <table:table-cell table:style-name="表32.C2" office:value-type="string">
            <text:list xml:id="list25160028322334111" text:style-name="L1">
              <text:list-item>
                <text:p text:style-name="P21">開始　：９時過ぎ。１５分ぐらいか</text:p>
              </text:list-item>
              <text:list-item>
                <text:p text:style-name="P21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0">4</text:p>
          </table:table-cell>
          <table:table-cell table:style-name="表32.B2" office:value-type="string">
            <text:p text:style-name="P10">他職：ポンプ</text:p>
          </table:table-cell>
          <table:table-cell table:style-name="表32.C2" office:value-type="string">
            <text:list xml:id="list7382007022961001851" text:style-name="L2">
              <text:list-item>
                <text:p text:style-name="P22">「山雅」工業、か。「雅」が入っている。</text:p>
              </text:list-item>
              <text:list-item>
                <text:p text:style-name="P22">３名。親方さんらしき人、１７０尺。日に焼けている。</text:p>
              </text:list-item>
              <text:list-item>
                <text:p text:style-name="P22">もう一人、背は１７５ぐらい。痩せている。</text:p>
              </text:list-item>
              <text:list-item>
                <text:p text:style-name="P22">３人目、「ドーク」だったか、カタカナ。モンゴルか？腹が出ている。</text:p>
              </text:list-item>
              <text:list-item>
                <text:p text:style-name="P22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0">5</text:p>
          </table:table-cell>
          <table:table-cell table:style-name="表32.B2" office:value-type="string">
            <text:p text:style-name="P10">他職：土工さん</text:p>
          </table:table-cell>
          <table:table-cell table:style-name="表32.C2" office:value-type="string">
            <text:list xml:id="list403269981818835337" text:style-name="L3">
              <text:list-item>
                <text:p text:style-name="P23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0">6</text:p>
          </table:table-cell>
          <table:table-cell table:style-name="表32.B2" office:value-type="string">
            <text:p text:style-name="P10">他職：電気屋さんの相番の人</text:p>
          </table:table-cell>
          <table:table-cell table:style-name="表32.C2" office:value-type="string">
            <text:list xml:id="list3403735822296640527" text:style-name="L4">
              <text:list-item>
                <text:p text:style-name="P24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0">6--2</text:p>
          </table:table-cell>
          <table:table-cell table:style-name="表32.B2" office:value-type="string">
            <text:p text:style-name="P10">他職：<text:span text:style-name="T2">警備</text:span></text:p>
          </table:table-cell>
          <table:table-cell table:style-name="表32.C2" office:value-type="string">
            <text:list xml:id="list7580564143929705577" text:style-name="L5">
              <text:list-item>
                <text:p text:style-name="P25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土間屋さん</text:span></text:p>
          </table:table-cell>
          <table:table-cell table:style-name="表32.C2" office:value-type="string">
            <text:list xml:id="list114273505709188807" text:style-name="L6">
              <text:list-item>
                <text:p text:style-name="P26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大工さん</text:span></text:p>
          </table:table-cell>
          <table:table-cell table:style-name="表32.C2" office:value-type="string">
            <text:list xml:id="list1394279204706361392" text:style-name="L7">
              <text:list-item>
                <text:p text:style-name="P27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0">7</text:p>
          </table:table-cell>
          <table:table-cell table:style-name="表32.B2" office:value-type="string">
            <text:p text:style-name="P10">監督さん</text:p>
          </table:table-cell>
          <table:table-cell table:style-name="表32.C2" office:value-type="string">
            <text:list xml:id="list6468578160581863687" text:style-name="L8">
              <text:list-item>
                <text:p text:style-name="P28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0">8</text:p>
          </table:table-cell>
          <table:table-cell table:style-name="表32.B2" office:value-type="string">
            <text:p text:style-name="P10">発注者の方</text:p>
          </table:table-cell>
          <table:table-cell table:style-name="表32.C2" office:value-type="string">
            <text:list xml:id="list5247740032044109250" text:style-name="L9">
              <text:list-item>
                <text:p text:style-name="P29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東和か<text:soft-page-break/>らの同僚</text:p>
          </table:table-cell>
          <table:table-cell table:style-name="表32.C2" office:value-type="string">
            <text:list xml:id="list4521987201651138002" text:style-name="L10">
              <text:list-item>
                <text:p text:style-name="P30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0">9</text:p>
          </table:table-cell>
          <table:table-cell table:style-name="表32.B2" office:value-type="string">
            <text:p text:style-name="P10">現場見取り図</text:p>
          </table:table-cell>
          <table:table-cell table:style-name="表32.C2" office:value-type="string">
            <text:p text:style-name="P10"/>
          </table:table-cell>
        </table:table-row>
        <table:table-row>
          <table:table-cell table:style-name="表32.A2" office:value-type="float" office:value="10">
            <text:p text:style-name="P10">10</text:p>
          </table:table-cell>
          <table:table-cell table:style-name="表32.B2" office:value-type="string">
            <text:p text:style-name="P11">段取り</text:p>
          </table:table-cell>
          <table:table-cell table:style-name="表32.C2" office:value-type="string">
            <text:list xml:id="list4349820681470163745" text:style-name="L11">
              <text:list-item>
                <text:p text:style-name="P31"/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行き帰りでの出来事、見聞</text:p>
          </table:table-cell>
          <table:table-cell table:style-name="表32.C2" office:value-type="string">
            <text:list xml:id="list8042319973762723162" text:style-name="L12">
              <text:list-item>
                <text:p text:style-name="P32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32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周囲の事物</text:p>
          </table:table-cell>
          <table:table-cell table:style-name="表32.C2" office:value-type="string">
            <text:list xml:id="list7414336798793871074" text:style-name="L13">
              <text:list-item>
                <text:p text:style-name="P33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0">11</text:p>
          </table:table-cell>
          <table:table-cell table:style-name="表32.B2" office:value-type="string">
            <text:p text:style-name="P11">その他</text:p>
          </table:table-cell>
          <table:table-cell table:style-name="表32.C2" office:value-type="string">
            <text:list xml:id="list4566345045163732597" text:style-name="L14">
              <text:list-item>
                <text:p text:style-name="P34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0">12</text:p>
          </table:table-cell>
          <table:table-cell table:style-name="表32.B2" office:value-type="string">
            <text:p text:style-name="P11">やってもらったこと</text:p>
          </table:table-cell>
          <table:table-cell table:style-name="表32.C2" office:value-type="string">
            <text:list xml:id="list5136376657578360172" text:style-name="L15">
              <text:list-item>
                <text:p text:style-name="P35">橘の人に、サインをもらった。</text:p>
              </text:list-item>
              <text:list-item>
                <text:p text:style-name="P35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危険予知、危険感知</text:p>
          </table:table-cell>
          <table:table-cell table:style-name="表32.C2" office:value-type="string">
            <text:list xml:id="list16609623437963128" text:style-name="L16">
              <text:list-item>
                <text:p text:style-name="P36">階段。まだコンクリを打つ前の部分。足を置く場所は、踏み板の先端。それより内側だと、踏み外すか。</text:p>
              </text:list-item>
              <text:list-item>
                <text:p text:style-name="P36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5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5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0">1</text:p>
          </table:table-cell>
          <table:table-cell table:style-name="表33.B1" office:value-type="string">
            <text:p text:style-name="P10">現場</text:p>
          </table:table-cell>
          <table:table-cell table:style-name="表33.C1" office:value-type="string">
            <text:p text:style-name="P11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10">2</text:p>
          </table:table-cell>
          <table:table-cell table:style-name="表33.B2" office:value-type="string">
            <text:p text:style-name="P10">天気</text:p>
          </table:table-cell>
          <table:table-cell table:style-name="表33.C2" office:value-type="string">
            <text:p text:style-name="P11">くもり。途中、雨がパラついた。</text:p>
          </table:table-cell>
        </table:table-row>
        <table:table-row>
          <table:table-cell table:style-name="表33.A2" office:value-type="float" office:value="3">
            <text:p text:style-name="P10">3</text:p>
          </table:table-cell>
          <table:table-cell table:style-name="表33.B2" office:value-type="string">
            <text:p text:style-name="P10">最寄り</text:p>
          </table:table-cell>
          <table:table-cell table:style-name="表33.C2" office:value-type="string">
            <text:p text:style-name="P11">日吉駅</text:p>
          </table:table-cell>
        </table:table-row>
        <table:table-row>
          <table:table-cell table:style-name="表33.B2" office:value-type="string">
            <text:p text:style-name="P10">3-2</text:p>
            <text:p text:style-name="P10"/>
          </table:table-cell>
          <table:table-cell table:style-name="表33.B2" office:value-type="string">
            <text:p text:style-name="P11">開始／終了時刻</text:p>
          </table:table-cell>
          <table:table-cell table:style-name="表33.C2" office:value-type="string">
            <text:list xml:id="list3808119345739204511" text:style-name="L17">
              <text:list-item>
                <text:p text:style-name="P37">開始　：　９時２０分ごろか</text:p>
              </text:list-item>
              <text:list-item>
                <text:p text:style-name="P37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0">4</text:p>
          </table:table-cell>
          <table:table-cell table:style-name="表33.B2" office:value-type="string">
            <text:p text:style-name="P10">他職：ポンプ</text:p>
          </table:table-cell>
          <table:table-cell table:style-name="表33.C2" office:value-type="string">
            <text:list xml:id="list5804936273306085491" text:style-name="L18">
              <text:list-item>
                <text:p text:style-name="P38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0">5</text:p>
          </table:table-cell>
          <table:table-cell table:style-name="表33.B2" office:value-type="string">
            <text:p text:style-name="P10">他職：土工さん</text:p>
          </table:table-cell>
          <table:table-cell table:style-name="表33.C2" office:value-type="string">
            <text:list xml:id="list8411708028110068278" text:style-name="L19">
              <text:list-item>
                <text:p text:style-name="P39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39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0">6</text:p>
          </table:table-cell>
          <table:table-cell table:style-name="表33.B2" office:value-type="string">
            <text:p text:style-name="P10">他職：電気屋さんの相番の人</text:p>
          </table:table-cell>
          <table:table-cell table:style-name="表33.C2" office:value-type="string">
            <text:list xml:id="list3590168719272476708" text:style-name="L20">
              <text:list-item>
                <text:p text:style-name="P40"/>
              </text:list-item>
            </text:list>
          </table:table-cell>
        </table:table-row>
        <table:table-row>
          <table:table-cell table:style-name="表33.B2" office:value-type="string">
            <text:p text:style-name="P10">6--2</text:p>
          </table:table-cell>
          <table:table-cell table:style-name="表33.B2" office:value-type="string">
            <text:p text:style-name="P10">他職：<text:span text:style-name="T2">警備</text:span></text:p>
          </table:table-cell>
          <table:table-cell table:style-name="表33.C2" office:value-type="string">
            <text:list xml:id="list7759684167192434741" text:style-name="L21">
              <text:list-item>
                <text:p text:style-name="P41"/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土間屋さん</text:span></text:p>
          </table:table-cell>
          <table:table-cell table:style-name="表33.C2" office:value-type="string">
            <text:list xml:id="list4312838014885359666" text:style-name="L22">
              <text:list-item>
                <text:p text:style-name="P42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大工さん</text:span></text:p>
          </table:table-cell>
          <table:table-cell table:style-name="表33.C2" office:value-type="string">
            <text:list xml:id="list1582911258158061368" text:style-name="L23">
              <text:list-item>
                <text:p text:style-name="P43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0">7</text:p>
          </table:table-cell>
          <table:table-cell table:style-name="表33.B2" office:value-type="string">
            <text:p text:style-name="P10">監督さん</text:p>
          </table:table-cell>
          <table:table-cell table:style-name="表33.C2" office:value-type="string">
            <text:list xml:id="list2174890441120003236" text:style-name="L24">
              <text:list-item>
                <text:p text:style-name="P44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0">8</text:p>
          </table:table-cell>
          <table:table-cell table:style-name="表33.B2" office:value-type="string">
            <text:p text:style-name="P10">発注者の方</text:p>
          </table:table-cell>
          <table:table-cell table:style-name="表33.C2" office:value-type="string">
            <text:list xml:id="list4271010618562871027" text:style-name="L25">
              <text:list-item>
                <text:p text:style-name="P45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45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東和からの同僚</text:p>
          </table:table-cell>
          <table:table-cell table:style-name="表33.C2" office:value-type="string">
            <text:list xml:id="list9150848977923234432" text:style-name="L26">
              <text:list-item>
                <text:p text:style-name="P46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0">9</text:p>
          </table:table-cell>
          <table:table-cell table:style-name="表33.B2" office:value-type="string">
            <text:p text:style-name="P10">現場見取り図</text:p>
          </table:table-cell>
          <table:table-cell table:style-name="表33.C2" office:value-type="string">
            <text:p text:style-name="P10"/>
          </table:table-cell>
        </table:table-row>
        <table:table-row>
          <table:table-cell table:style-name="表33.A2" office:value-type="float" office:value="10">
            <text:p text:style-name="P10">10</text:p>
          </table:table-cell>
          <table:table-cell table:style-name="表33.B2" office:value-type="string">
            <text:p text:style-name="P11">段取り</text:p>
          </table:table-cell>
          <table:table-cell table:style-name="表33.C2" office:value-type="string">
            <text:list xml:id="list1600860856968864922" text:style-name="L27">
              <text:list-item>
                <text:p text:style-name="P47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行き帰りでの出来事、見聞</text:p>
          </table:table-cell>
          <table:table-cell table:style-name="表33.C2" office:value-type="string">
            <text:list xml:id="list6693427426176610839" text:style-name="L28">
              <text:list-item>
                <text:p text:style-name="P48"/>
              </text:list-item>
            </text:list>
          </table:table-cell>
        </table:table-row>
        <text:soft-page-break/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周囲の事物</text:p>
          </table:table-cell>
          <table:table-cell table:style-name="表33.C2" office:value-type="string">
            <text:list xml:id="list8391431525863922148" text:style-name="L29">
              <text:list-item>
                <text:p text:style-name="P49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0">11</text:p>
          </table:table-cell>
          <table:table-cell table:style-name="表33.B2" office:value-type="string">
            <text:p text:style-name="P11">その他</text:p>
          </table:table-cell>
          <table:table-cell table:style-name="表33.C2" office:value-type="string">
            <text:list xml:id="list7874855719436740806" text:style-name="L30">
              <text:list-item>
                <text:p text:style-name="P50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10">12</text:p>
          </table:table-cell>
          <table:table-cell table:style-name="表33.B2" office:value-type="string">
            <text:p text:style-name="P11">やってもらったこと</text:p>
          </table:table-cell>
          <table:table-cell table:style-name="表33.C2" office:value-type="string">
            <text:list xml:id="list431077787645351575" text:style-name="L31">
              <text:list-item>
                <text:p text:style-name="P51"/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危険予知、危険感知</text:p>
          </table:table-cell>
          <table:table-cell table:style-name="表33.C2" office:value-type="string">
            <text:list xml:id="list1475650442419962086" text:style-name="L32">
              <text:list-item>
                <text:p text:style-name="P52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5"/>
      <text:p text:style-name="P4">[/ XXXX] 20201205_154230</text:p>
      <text:p text:style-name="P15"/>
      <text:p text:style-name="P17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5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西神奈川１丁目計画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晴れ。雲あり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東神奈川（JR東）</text:p>
          </table:table-cell>
        </table:table-row>
        <table:table-row>
          <table:table-cell table:style-name="表1.B2" office:value-type="string">
            <text:p text:style-name="P10">3-2</text:p>
            <text:p text:style-name="P10"/>
          </table:table-cell>
          <table:table-cell table:style-name="表1.B2" office:value-type="string">
            <text:p text:style-name="P11">開始／終了時刻</text:p>
          </table:table-cell>
          <table:table-cell table:style-name="表1.C2" office:value-type="string">
            <text:list xml:id="list2930325775550424814" text:style-name="L33">
              <text:list-item>
                <text:p text:style-name="P53">開始　：　１０ぐらい</text:p>
              </text:list-item>
              <text:list-item>
                <text:p text:style-name="P53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1965981587490679130" text:style-name="L34">
              <text:list-item>
                <text:p text:style-name="P54">“kensho”。２人。一人は、ベトナムの人。若い。１７３ぐらいか。やせ型。</text:p>
              </text:list-item>
              <text:list-item>
                <text:p text:style-name="P54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7111163834967645027" text:style-name="L35">
              <text:list-item>
                <text:p text:style-name="P55">“ability”。メットの文字には、アルファベットを使っている。</text:p>
              </text:list-item>
              <text:list-item>
                <text:p text:style-name="P55">親方さんだけが、日本人か。他はみな、ベトナム人。若い人たち。</text:p>
              </text:list-item>
              <text:list-item>
                <text:p text:style-name="P55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5791823627011484332" text:style-name="L36">
              <text:list-item>
                <text:p text:style-name="P56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56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oft-page-break/><text:span text:style-name="T2">警備</text:span></text:p>
          </table:table-cell>
          <table:table-cell table:style-name="表1.C2" office:value-type="string">
            <text:list xml:id="list839554147189802158" text:style-name="L37">
              <text:list-item>
                <text:p text:style-name="P57"/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2108543323287666661" text:style-name="L38">
              <text:list-item>
                <text:p text:style-name="P58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4177995963282328400" text:style-name="L39">
              <text:list-item>
                <text:p text:style-name="P59">２人。６０ぐらいの人。もう一人は、４０前半か。１７０少し。指笛、できる。</text:p>
              </text:list-item>
              <text:list-item>
                <text:p text:style-name="P59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2790362113232375326" text:style-name="L40">
              <text:list-item>
                <text:p text:style-name="P60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8879403785975927763" text:style-name="L41">
              <text:list-item>
                <text:p text:style-name="P61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1268234434103189943" text:style-name="L42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348434892056566657" text:style-name="L43">
              <text:list-item>
                <text:p text:style-name="P63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405155852148599424" text:style-name="L44">
              <text:list-item>
                <text:p text:style-name="P64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7513663762897807010" text:style-name="L45">
              <text:list-item>
                <text:p text:style-name="P65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480655115168586628" text:style-name="L46">
              <text:list-item>
                <text:p text:style-name="P66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10">12</text:p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3445408484608437756" text:style-name="L47">
              <text:list-item>
                <text:p text:style-name="P67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危険予知、危険感知</text:p>
          </table:table-cell>
          <table:table-cell table:style-name="表1.C2" office:value-type="string">
            <text:list xml:id="list243959950012479988" text:style-name="L48">
              <text:list-item>
                <text:p text:style-name="P68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5"/>
      <text:p text:style-name="P4">[/ XXXX] 20201212_172435</text:p>
      <text:p text:style-name="P15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5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金沢区富岡東PJ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南部市場駅</text:p>
          </table:table-cell>
        </table:table-row>
        <table:table-row>
          <table:table-cell table:style-name="表2.B2" office:value-type="string">
            <text:p text:style-name="P10">3-2</text:p>
            <text:p text:style-name="P10"/>
          </table:table-cell>
          <table:table-cell table:style-name="表2.B2" office:value-type="string">
            <text:p text:style-name="P11">開始／終了時刻</text:p>
          </table:table-cell>
          <table:table-cell table:style-name="表2.C2" office:value-type="string">
            <text:list xml:id="list4702899978285383046" text:style-name="L49">
              <text:list-item>
                <text:p text:style-name="P69">開始　：　９時半ぐらい</text:p>
              </text:list-item>
              <text:list-item>
                <text:p text:style-name="P69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6794575170647323555" text:style-name="L50">
              <text:list-item>
                <text:p text:style-name="P70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4072052399536540870" text:style-name="L51">
              <text:list-item>
                <text:p text:style-name="P71">「エスアンドシー」。バイブ、３人。</text:p>
              </text:list-item>
              <text:list-item>
                <text:p text:style-name="P71">バイブの一人、４０前後か。若く見える。眉間に、縦ジワ。顔の皮ふ、アトピーのあと。</text:p>
              </text:list-item>
              <text:list-item>
                <text:p text:style-name="P71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71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相番の人</text:p>
          </table:table-cell>
          <table:table-cell table:style-name="表2.C2" office:value-type="string">
            <text:list xml:id="list6318849037092104131" text:style-name="L52">
              <text:list-item>
                <text:p text:style-name="P72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2795276130359150343" text:style-name="L53">
              <text:list-item>
                <text:p text:style-name="P73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8168411502013965265" text:style-name="L54">
              <text:list-item>
                <text:p text:style-name="P74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6476963616579929529" text:style-name="L55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2641093348986512794" text:style-name="L56">
              <text:list-item>
                <text:p text:style-name="P76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793141964737711310" text:style-name="L57">
              <text:list-item>
                <text:p text:style-name="P77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418776611690250732" text:style-name="L58">
              <text:list-item>
                <text:p text:style-name="P78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8339408102792180479" text:style-name="L59">
              <text:list-item>
                <text:p text:style-name="P79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2673248161945394840" text:style-name="L60">
              <text:list-item>
                <text:p text:style-name="P80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1544642194575605436" text:style-name="L61">
              <text:list-item>
                <text:p text:style-name="P81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197264340027919349" text:style-name="L62">
              <text:list-item>
                <text:p text:style-name="P82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10">12</text:p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333656497835262732" text:style-name="L63">
              <text:list-item>
                <text:p text:style-name="P83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危険予知、危険感知</text:p>
          </table:table-cell>
          <table:table-cell table:style-name="表2.C2" office:value-type="string">
            <text:list xml:id="list9050197022724306511" text:style-name="L64">
              <text:list-item>
                <text:p text:style-name="P84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84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5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5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ガーラ横浜大口Ⅱ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大口</text:p>
          </table:table-cell>
        </table:table-row>
        <text:soft-page-break/>
        <table:table-row>
          <table:table-cell table:style-name="表3.B2" office:value-type="string">
            <text:p text:style-name="P10">3-2</text:p>
            <text:p text:style-name="P10"/>
          </table:table-cell>
          <table:table-cell table:style-name="表3.B2" office:value-type="string">
            <text:p text:style-name="P11">開始／終了時刻</text:p>
          </table:table-cell>
          <table:table-cell table:style-name="表3.C2" office:value-type="string">
            <text:list xml:id="list1329484004500294210" text:style-name="L65">
              <text:list-item>
                <text:p text:style-name="P85">開始　：　９：１５ぐらい。遅くはなかった</text:p>
              </text:list-item>
              <text:list-item>
                <text:p text:style-name="P85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4704241617686476385" text:style-name="L66">
              <text:list-item>
                <text:p text:style-name="P86">「山雅産業」。会社の名前。３人。ともに、日本人か。若い人２人、５０後半ぐらいの人、一人。</text:p>
              </text:list-item>
              <text:list-item>
                <text:p text:style-name="P86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1903465236066253200" text:style-name="L67">
              <text:list-item>
                <text:p text:style-name="P87">バイブ２人。ともに、年配の人。１６５少し。小柄。</text:p>
              </text:list-item>
              <text:list-item>
                <text:p text:style-name="P87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電気屋さんの相番の人</text:p>
          </table:table-cell>
          <table:table-cell table:style-name="表3.C2" office:value-type="string">
            <text:list xml:id="list1746583158324032702" text:style-name="L68">
              <text:list-item>
                <text:p text:style-name="P88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1852639239085258790" text:style-name="L69">
              <text:list-item>
                <text:p text:style-name="P89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7559883909094486825" text:style-name="L70">
              <text:list-item>
                <text:p text:style-name="P90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3170388270141713768" text:style-name="L71">
              <text:list-item>
                <text:p text:style-name="P91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4466113759574912430" text:style-name="L72">
              <text:list-item>
                <text:p text:style-name="P92">３人。所長、スラブ担当の人、そしてもう一人、男性、太った人。</text:p>
              </text:list-item>
              <text:list-item>
                <text:p text:style-name="P92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1929320457796263600" text:style-name="L73">
              <text:list-item>
                <text:p text:style-name="P93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67716183337410151" text:style-name="L74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4538348500831525215" text:style-name="L75">
              <text:list-item>
                <text:p text:style-name="P95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3828436271018103495" text:style-name="L76">
              <text:list-item>
                <text:p text:style-name="P96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5374830432383963269" text:style-name="L77">
              <text:list-item>
                <text:p text:style-name="P97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3341428465081135761" text:style-name="L78">
              <text:list-item>
                <text:p text:style-name="P98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10">12</text:p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3483389113903784983" text:style-name="L79">
              <text:list-item>
                <text:p text:style-name="P99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危険予知、危険感知</text:p>
          </table:table-cell>
          <table:table-cell table:style-name="表3.C2" office:value-type="string">
            <text:list xml:id="list7271454313343440888" text:style-name="L80">
              <text:list-item>
                <text:p text:style-name="P100"/>
              </text:list-item>
            </text:list>
          </table:table-cell>
        </table:table-row>
      </table:table>
      <text:p text:style-name="P15"/>
      <text:p text:style-name="P4">[/ XXXX] 20201226_161138</text:p>
      <text:p text:style-name="P5"/>
      <text:p text:style-name="P8"/>
      <text:p text:style-name="P2">---------------------------------------------------------------</text:p>
      <text:p text:style-name="P4">[XXX] 20210114_171629</text:p>
      <text:p text:style-name="P15">myself / towa diary / XXX</text:p>
      <text:p text:style-name="P3"><text:span text:style-name="T3">作業日：01</text:span><text:span text:style-name="T5">/12,13</text:span><text:span text:style-name="T4"> tu,w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新宿区四谷坂町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1/12 晴れ、後、曇り。一時、雪（パラつき） ||| 1/13 晴れ。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曙橋駅</text:p>
          </table:table-cell>
        </table:table-row>
        <table:table-row>
          <table:table-cell table:style-name="表4.B2" office:value-type="string">
            <text:p text:style-name="P10">3-2</text:p>
            <text:p text:style-name="P10"/>
          </table:table-cell>
          <table:table-cell table:style-name="表4.B2" office:value-type="string">
            <text:p text:style-name="P11">開始／終了時刻</text:p>
          </table:table-cell>
          <table:table-cell table:style-name="表4.C2" office:value-type="string">
            <text:p text:style-name="P11">1/12</text:p>
            <text:list xml:id="list3701226305954913738" text:style-name="L81">
              <text:list-item>
                <text:p text:style-name="P101">開始　：　９：３０ごろか</text:p>
              </text:list-item>
              <text:list-item>
                <text:p text:style-name="P101">詰所到着　：　14:20ぐらいか</text:p>
              </text:list-item>
            </text:list>
            <text:p text:style-name="P11">1/13</text:p>
            <text:list xml:id="list1512465440966461379" text:style-name="L82">
              <text:list-item>
                <text:p text:style-name="P102">開始　：　10:15 頃</text:p>
              </text:list-item>
              <text:list-item>
                <text:p text:style-name="P102">詰所到着　：　14:45ぐらいか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3312661604020548480" text:style-name="L83">
              <text:list-item>
                <text:p text:style-name="P103">松本商会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8817898471693520542" text:style-name="L84">
              <text:list-item>
                <text:p text:style-name="P104">「小寺建設」だったか。「小寺」は、漢字まで含めて、確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5315073892702989119" text:style-name="L85">
              <text:list-item>
                <text:p text:style-name="P105">東和からの人。「同僚」の欄に、書いた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4031751688656636195" text:style-name="L86">
              <text:list-item>
                <text:p text:style-name="P106">年配の女の人、職長か。１６０ぐらい。顔にシワがいくらか。目に、アイシャドウ。明るい紫色。初日、朝礼後、配達のトラックが、ゲートから出ようとしている。車体が長い。その人が、ゲートの可動扉を、手で引っ張っている。車体が、そこに当たらないように。その引っ張りを、私も、手伝う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990108389069938588" text:style-name="L87">
              <text:list-item>
                <text:p text:style-name="P107">尾崎工業所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1497738441246342083" text:style-name="L88">
              <text:list-item>
                <text:p text:style-name="P108">小柄な人。６０半ばか。２日目、パンクした柱のたもとで、若い監督さんの一人と、話しをしている。バイブの線が、当たりそうになる。私は、急いで、手元に引っ張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3982730745760100447" text:style-name="L89">
              <text:list-item>
                <text:p text:style-name="P109">３人。所長殿。他に、若い人、２人。</text:p>
              </text:list-item>
              <text:list-item>
                <text:p text:style-name="P109">朝礼担当の人、肥満体型。メガネあり。「みやもと」さんか。以前に、見かけた。２台打ちで、雪がパラついていたか、寒い日。現場の隣に、宗教団体か、建物。入口が、現場に面している。花の植木鉢が、いくつかあったか。２階部分に、垂れ幕があった。建設に反対の旨の文言、書かれてい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3047902977758479911" text:style-name="L90">
              <text:list-item>
                <text:p text:style-name="P110">根本さん。１６５ぐらい。横に広い輪郭。目がクリッとしている。２日目は、他に、２人。サインをもらいに、作業中のところを訪れる。他の一人に、指示を出している。初日、朝礼前、屯しているとき、警備の、女の人と、談笑している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1592719056796154415" text:style-name="L91">
              <text:list-item>
                <text:p text:style-name="P111">両日とも</text:p>
                <text:list>
                  <text:list-item>
                    <text:p text:style-name="P111">「きむら」さん。武蔵小杉の営業所。武蔵新城か、住まい。メガネあり。２日目、廊下セクションの打設時。弁当箱を手前に出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8134478131581204733" text:style-name="L92">
              <text:list-item>
                <text:p text:style-name="P112"/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4043373177177421117" text:style-name="L93">
              <text:list-item>
                <text:p text:style-name="P113">1/13</text:p>
                <text:list>
                  <text:list-item>
                    <text:p text:style-name="P113">半蔵門か、そこら辺り。制服を来た、女子の子供たちの一団。私の横に、３－４人、座る。立っているのが、２人ぐらい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2388416988568580575" text:style-name="L94">
              <text:list-item>
                <text:p text:style-name="P114">突き出しセクション。道路を挟んで、大きな建物。防衛省のそれか。</text:p>
              </text:list-item>
              <text:list-item>
                <text:p text:style-name="P114">駅への途中。「中央大学」と、文字が壁に付けられた、建物。</text:p>
              </text:list-item>
              <text:list-item>
                <text:p text:style-name="P114">以前に現場として入った、「曙橋駅前計画」か。その建物、あり。分譲の垂れ幕、掲げられている。２階のベランダか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3843974352335853320" text:style-name="L95">
              <text:list-item>
                <text:p text:style-name="P115">1/13</text:p>
                <text:list>
                  <text:list-item>
                    <text:p text:style-name="P115">突き出しセクションと、廊下セクションの間の柱、廊下側から突き出しに向かって、左手の柱。入れ始めてからすぐに、パンク発生。初めは、「やめろー！」か何かの指示が来た。しばらくして、パンクだとの旨、伝わる。</text:p>
                  </text:list-item>
                  <text:list-item>
                    <text:p text:style-name="P115">最後、支度が終わって、詰所を出ようとするとき。小寺の土工さんたち、３人だったか。そのうちの一人が、「どこに出かけるの？」と、聞いてくる。「荷物、多いよー！」と、私は答える。</text:p>
                  </text:list-item>
                  <text:list-item>
                    <text:p text:style-name="P115">作業員の中に、黒人の人がいた。解体屋さんか。結婚指輪、あり。パイプを並べてい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10">12</text:p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1885409513134472156" text:style-name="L96">
              <text:list-item>
                <text:p text:style-name="P116">２日とも、作業後、サインのあと、根本さんに、缶コーヒーを奢ってもらっ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危険予知、危険感知</text:p>
          </table:table-cell>
          <table:table-cell table:style-name="表4.C2" office:value-type="string">
            <text:list xml:id="list7324970570747609113" text:style-name="L97">
              <text:list-item>
                <text:p text:style-name="P117"/>
              </text:list-item>
            </text:list>
          </table:table-cell>
        </table:table-row>
      </table:table>
      <text:p text:style-name="P15"/>
      <text:p text:style-name="P4">[/ XXXX] 20210114_174543</text:p>
      <text:p text:style-name="P15"/>
      <text:p text:style-name="P8"/>
      <text:p text:style-name="P9">------------------------------------</text:p>
      <text:p text:style-name="P4">[XXX] 20210125_143321</text:p>
      <text:p text:style-name="P15">myself / towa diary / XXX</text:p>
      <text:p text:style-name="P3"><text:span text:style-name="T3">作業日：1</text:span><text:span text:style-name="T5">/23</text:span><text:span text:style-name="T4">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江東橋４丁目計画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雨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錦糸町</text:p>
          </table:table-cell>
        </table:table-row>
        <table:table-row>
          <table:table-cell table:style-name="表5.B2" office:value-type="string">
            <text:p text:style-name="P10">3-2</text:p>
            <text:p text:style-name="P10"/>
          </table:table-cell>
          <table:table-cell table:style-name="表5.B2" office:value-type="string">
            <text:p text:style-name="P11">開始／終了時刻</text:p>
          </table:table-cell>
          <table:table-cell table:style-name="表5.C2" office:value-type="string">
            <text:list xml:id="list4155065703603439482" text:style-name="L98">
              <text:list-item>
                <text:p text:style-name="P118">開始　：　８時半ぐらい</text:p>
              </text:list-item>
              <text:list-item>
                <text:p text:style-name="P118">詰所到着　：　１４：２０ぐらいか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1546105022554264343" text:style-name="L99">
              <text:list-item>
                <text:p text:style-name="P119">３人。自分がいたチーム。１人、年配の人、日本人か。他の２人、ベトナム。</text:p>
              </text:list-item>
              <text:list-item>
                <text:p text:style-name="P119">ホースの捌きを担当の人、顔の形、ややひょろ長い。よく笑っている。もう一人は、１６０ぐらいか、小柄。意志が強そうな表情。</text:p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2797688529822278647" text:style-name="L100">
              <text:list-item>
                <text:p text:style-name="P120">バイブは、ほぼ常に、３人。４～５人ぐらいで、代わる代わる担当している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<text:soft-page-break/>電気屋さんの相番の人</text:p>
          </table:table-cell>
          <table:table-cell table:style-name="表5.C2" office:value-type="string">
            <text:list xml:id="list6765574006700079593" text:style-name="L101">
              <text:list-item>
                <text:p text:style-name="P121">東和から。「さいとう」さん。以前に、神奈川のどこかの現場で、一緒に<text:soft-page-break/>なった。２名現場で、打つ場所が別々に、離れている、そんな現場だった。</text:p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3787942329653418001" text:style-name="L102">
              <text:list-item>
                <text:p text:style-name="P122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2807767481537952130" text:style-name="L103">
              <text:list-item>
                <text:p text:style-name="P123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910864758288737342" text:style-name="L104">
              <text:list-item>
                <text:p text:style-name="P124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1370850921866331520" text:style-name="L105">
              <text:list-item>
                <text:p text:style-name="P125">薄着。スラブたんとの人。「さみー！」と、たまに口にしている。現場に慣れた風情。若く見える。４０前後か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8305303265655885117" text:style-name="L106">
              <text:list-item>
                <text:p text:style-name="P126">現場に来ていたホクシンの人。１７３ぐらい。大柄。メガメ、あったか。几帳面そうな表情。</text:p>
              </text:list-item>
              <text:list-item>
                <text:p text:style-name="P126">朝、手違いがあったみたいで、自分と酒井さんは、電気からの相番という位置づけで、従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6762206584537348427" text:style-name="L107">
              <text:list-item>
                <text:p text:style-name="P127">酒井さん。電気の相番に、さいとうさん。酒井さんは、以前にも、この現場には来ているとのこと。</text:p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5500004406866716012" text:style-name="L108">
              <text:list-item>
                <text:p text:style-name="P128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見聞</text:p>
          </table:table-cell>
          <table:table-cell table:style-name="表5.C2" office:value-type="string">
            <text:list xml:id="list964085317108817045" text:style-name="L109">
              <text:list-item>
                <text:p text:style-name="P129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7370365007172975739" text:style-name="L110">
              <text:list-item>
                <text:p text:style-name="P130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6857921393390963224" text:style-name="L111">
              <text:list-item>
                <text:p text:style-name="P131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10">12</text:p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197584486027364533" text:style-name="L112">
              <text:list-item>
                <text:p text:style-name="P132">昼休み。詰所で、隣にいた、ベトナム人の土工の人に、午後は何時から始まるか、尋ねる。知らないとのこと。その人が、向かいにいた親方さんらしき人に、何時か、尋ねてくれる。１時から、とのこと。</text:p>
              </text:list-item>
              <text:list-item>
                <text:p text:style-name="P132">サインのとき、上階にいたホクシンの、「在家」さん、詰所まで来てくれ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危険予知、危険感知</text:p>
          </table:table-cell>
          <table:table-cell table:style-name="表5.C2" office:value-type="string">
            <text:list xml:id="list7682843293048254555" text:style-name="L113">
              <text:list-item>
                <text:p text:style-name="P133">今回ではないが、以前、２回ぐらい前の回か。圧送のホース。を、載せている、スラブ上の、「ふね」と呼んでいる器具。この器具に、躓くこと、ありうる。丈はそんなにない。なのだろう、周りを見渡すときに、視界に入らない。そして、安全だと判断して、後ずさりする。すると、ぶつかる。これまで、ぶつかったことは、複数回、あり。</text:p>
              </text:list-item>
            </text:list>
          </table:table-cell>
        </table:table-row>
      </table:table>
      <text:p text:style-name="P15"/>
      <text:p text:style-name="P4"><text:soft-page-break/>[/ XXXX] 20210125_144935</text:p>
      <text:p text:style-name="P5"/>
      <text:p text:style-name="P8"/>
      <text:p text:style-name="P2">---------------------------------------------------------------</text:p>
      <text:p text:style-name="P4">[XXX] 20210130_133812</text:p>
      <text:p text:style-name="P15">myself / towa diary / XXX</text:p>
      <text:p text:style-name="P3"><text:span text:style-name="T3">作業日：01</text:span><text:span text:style-name="T5">/29</text:span><text:span text:style-name="T4"> f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武蔵新田Ⅱプロジェクト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武蔵新田</text:p>
          </table:table-cell>
        </table:table-row>
        <table:table-row>
          <table:table-cell table:style-name="表6.B2" office:value-type="string">
            <text:p text:style-name="P10">3-2</text:p>
            <text:p text:style-name="P10"/>
          </table:table-cell>
          <table:table-cell table:style-name="表6.B2" office:value-type="string">
            <text:p text:style-name="P11">開始／終了時刻</text:p>
          </table:table-cell>
          <table:table-cell table:style-name="表6.C2" office:value-type="string">
            <text:list xml:id="list2409917115937055629" text:style-name="L114">
              <text:list-item>
                <text:p text:style-name="P134">開始　：　9:05過ぎ、ぐらい</text:p>
              </text:list-item>
              <text:list-item>
                <text:p text:style-name="P134">詰所到着　：　13:45ぐらい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866580025914892503" text:style-name="L115">
              <text:list-item>
                <text:p text:style-name="P135">２人。ともに、５０前後、だったか。日本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218662218839604836" text:style-name="L116">
              <text:list-item>
                <text:p text:style-name="P136">全員、日本人だったか。バイブ、２人。一人は、若い人。３０ぐらいか。１７３ぐらい。もう一人は、６０前後か、小柄。</text:p>
              </text:list-item>
              <text:list-item>
                <text:p text:style-name="P136">若い方の人が、小柄な人のヤッケ。の穴に、指を入れる。小柄な人が、「穴に入れたいんだろうが…」、応じている。</text:p>
              </text:list-item>
              <text:list-item>
                <text:p text:style-name="P136">たたきの人。のうちの一人。朝、朝礼の前、今日打つ場所を、私に聞いてくる。この際には、西、東の両方の棟を打つ、と答える。それに続いて、別の隅で作業をしていた人、検査の人に、打つ範囲を尋ねる。西のみ、とのこと。その旨を、その足で、土工さんに伝える。</text:p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人</text:p>
          </table:table-cell>
          <table:table-cell table:style-name="表6.C2" office:value-type="string">
            <text:list xml:id="list8504349539738975562" text:style-name="L117">
              <text:list-item>
                <text:p text:style-name="P137">本職の人。１７０弱。３０前半か。若く見える。終了後、東棟に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3625742950200646264" text:style-name="L118">
              <text:list-item>
                <text:p text:style-name="P138">一人。最後、現場のゲートを出たとき、私が頭を下げると、頷いて、応じてくれ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3022096930354966814" text:style-name="L119">
              <text:list-item>
                <text:p text:style-name="P139"/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3835215721559627460" text:style-name="L120">
              <text:list-item>
                <text:p text:style-name="P140">２人。ともに、年配の人。西棟の、西北の隅。打っている最中、サポを１本、角材の下に嵌めていた。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7024077817603951944" text:style-name="L121">
              <text:list-item>
                <text:p text:style-name="P141">３人。１人は、年配の人。１６５ぐらい。「今日も、いいコンクリートを打ちましょう」、とのこと。＠朝礼。</text:p>
              </text:list-item>
              <text:list-item>
                <text:p text:style-name="P141"><text:soft-page-break/>他の２人、３０半ばか。共に、恰幅よし。司会ではない方の人、以前に、見かけた。現場の向かいに、フレンチの店がある。その現場で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571381073527866675" text:style-name="L122">
              <text:list-item>
                <text:p text:style-name="P142">終了の連絡。呼び出しのみ。向こうから、折り返してくれる。終了の旨、報告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2172520737272475797" text:style-name="L123">
              <text:list-item>
                <text:p text:style-name="P143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4906902669929422580" text:style-name="L124">
              <text:list-item>
                <text:p text:style-name="P144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9177045103268729587" text:style-name="L125">
              <text:list-item>
                <text:p text:style-name="P145">多摩川から、蒲田へ行く線。帰路。隣に、白人が座る。男。１８０ぐらい。手に、キックスケーター。マスクをしていない。なにか、ストレスを溜め込んでいる風情。多摩川駅に着く一時前、本をしまって、カートに、頭を持たせる。駅が近づく。立ち上がる。どちらがホーム出口か、確かめる。マスクを降ろして、バンダナで、鼻を拭う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2882773692484254962" text:style-name="L126">
              <text:list-item>
                <text:p text:style-name="P146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6192212991623789920" text:style-name="L127">
              <text:list-item>
                <text:p text:style-name="P147">二子玉川駅。乗降客。女性がほとんど。親子連れ、私の右側、座席を２つぐらい離れて、いる。</text:p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10">12</text:p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6302888780824191872" text:style-name="L128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危険予知、危険感知</text:p>
          </table:table-cell>
          <table:table-cell table:style-name="表6.C2" office:value-type="string">
            <text:list xml:id="list8726951363508630736" text:style-name="L129">
              <text:list-item>
                <text:p text:style-name="P149">スラブの端点。親綱を渡してある。しかし、上体に力が来れば、綱を越えるだろう。</text:p>
              </text:list-item>
              <text:list-item>
                <text:p text:style-name="P149">トイレ。仮設の枠の上に、設置してある。よく見かける据付形態。出入りの際に、階段を昇降。のときに、階段の踏み板の、端点。ここで、滑ること、まれにあり。</text:p>
              </text:list-item>
            </text:list>
          </table:table-cell>
        </table:table-row>
      </table:table>
      <text:p text:style-name="P15"/>
      <text:p text:style-name="P4">[/ XXXX] </text:p>
      <text:p text:style-name="P5"/>
      <text:p text:style-name="P8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6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国際埠頭　第２貯炭場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晴れ</text:p>
          </table:table-cell>
        </table:table-row>
        <text:soft-page-break/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根岸駅/かもめ町（バス停）</text:p>
          </table:table-cell>
        </table:table-row>
        <table:table-row>
          <table:table-cell table:style-name="表7.B2" office:value-type="string">
            <text:p text:style-name="P10">3-2</text:p>
            <text:p text:style-name="P10"/>
          </table:table-cell>
          <table:table-cell table:style-name="表7.B2" office:value-type="string">
            <text:p text:style-name="P11">開始／終了時刻</text:p>
          </table:table-cell>
          <table:table-cell table:style-name="表7.C2" office:value-type="string">
            <text:list xml:id="list1994750909443471148" text:style-name="L130">
              <text:list-item>
                <text:p text:style-name="P150">開始　：　８：４０ぐらい</text:p>
              </text:list-item>
              <text:list-item>
                <text:p text:style-name="P150">詰所到着　：　１４：０５ぐらいか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5468851582004481419" text:style-name="L131">
              <text:list-item>
                <text:p text:style-name="P151">那須産業。２名。ともに、日本人</text:p>
              </text:list-item>
              <text:list-item>
                <text:p text:style-name="P151">コントローラ担当の人。年配の人。以前にも、一緒になっている。１６５少し。顔は日に焼けている。シワ有り。落ち着いている。</text:p>
              </text:list-item>
              <text:list-item>
                <text:p text:style-name="P151">もう一人。４０前後か。若く見える。１６５ぐらい。手馴れている。愛嬌を出している。子供がいるらしい。２歳とか、話していたか、土工の親方さんと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3301150886697857989" text:style-name="L132">
              <text:list-item>
                <text:p text:style-name="P152">以前にも、一緒になった。横浜、新子安の現場。メガネあり。前歯が抜け落ちている。目の周り、やけどの跡。</text:p>
              </text:list-item>
              <text:list-item>
                <text:p text:style-name="P152">「やまぐち」さん、だったか。バイブ担当。１６５ぐらい。小柄。顔のつくりは、きりりとしている。常に、忙しなく動いている。ヒステリックな言動、頻繁。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7223623702930327798" text:style-name="L133">
              <text:list-item>
                <text:p text:style-name="P153">「くさ〇〇」さん、だったか。年配の人。目が、ややヤブ睨み。相番専門の人か。なにか、神経に異変のあるような、受け答え。色覚の異常か何か、か。意識は、はっきりしていると見受ける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4235150118303266175" text:style-name="L134">
              <text:list-item>
                <text:p text:style-name="P154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977525968374950345" text:style-name="L135">
              <text:list-item>
                <text:p text:style-name="P155">２人か。年配の人。もう一人、３０半ばか。やや、小柄。結婚指輪、あり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5710046724313724742" text:style-name="L136">
              <text:list-item>
                <text:p text:style-name="P156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6374214215775312098" text:style-name="L137">
              <text:list-item>
                <text:p text:style-name="P157">３人ぐらい、代わる代わる、監督に来たか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4673655273609190146" text:style-name="L138">
              <text:list-item>
                <text:p text:style-name="P158">千葉さん。朝、車で駅に来てくれる。相番の間、事務所の中で、仕事。机の上のパソコンに、図面が開かれている。昼の休憩時、目撃。この会社に入ってから、図面の見方など、憶えた由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3343151431304807215" text:style-name="L139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2901696940464643715" text:style-name="L140">
              <text:list-item>
                <text:p text:style-name="P160">打設範囲は、細長い、長方形。３回。３回目に、スラブ上げ。１回目。柱の打設時。シュートを使う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<text:soft-page-break/>見聞</text:p>
          </table:table-cell>
          <table:table-cell table:style-name="表7.C2" office:value-type="string">
            <text:list xml:id="list263035108299756869" text:style-name="L141">
              <text:list-item>
                <text:p text:style-name="P161">帰路のバス。かもめ町から、３つぐらい過ぎたバス停か。若者、男性、３人ほど、乗ってくる。顔立ちを見る。ベトナムの人間か。むっとした表情。無言。</text:p>
              </text:list-item>
              <text:list-item>
                <text:p text:style-name="P161"><text:soft-page-break/>これも、帰路。宮前平駅からの坂道。小学校前の交差点。の手前の、白い壁のマンション。の、脇を歩いているとき。前方ん、３メートルぐらいか、夫婦連れ。夫が、赤ん坊を抱いていたか。夫人は、カートを押している。夫は、カンカン帽に似た帽子を被る。夫人は、ワンピース。「ゆったりした」という形容が合っているか。そのひと組に目を遣っている最中、「俺には、無理だ」、という悟りが、落ちてくる。何が「無理」か。この男性、夫をやっている人。この人と、同じような道を歩き、同じような言葉を話し、同じような考えを頭に抱いていると、おそらく、私も、この男性と同じ場所に、こうして、歩いていられる。しかし、その状況にいたった瞬間、その場所から、周囲を見る。すると、俺は、おそらく、死にたくなる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6192844524935422517" text:style-name="L142">
              <text:list-item>
                <text:p text:style-name="P162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647602901866716114" text:style-name="L143">
              <text:list-item>
                <text:p text:style-name="P163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10">12</text:p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5596918878710840220" text:style-name="L144">
              <text:list-item>
                <text:p text:style-name="P164">川本の千葉さん。打設の終盤、現場に来ていた。最後、相番の役目は終わっていたが、いましばらく、とどまっていた。そして、土工の親方さんに挨拶。足場階段へ向かう。と、階段の<text:ruby text:style-name="Ru1"><text:ruby-base>上</text:ruby-base><text:ruby-text>のぼ</text:ruby-text></text:ruby>り口に、千葉さんを発見する。待たしてしま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危険予知、危険感知</text:p>
          </table:table-cell>
          <table:table-cell table:style-name="表7.C2" office:value-type="string">
            <text:list xml:id="list2827693391232705297" text:style-name="L145">
              <text:list-item>
                <text:p text:style-name="P165">打設箇所には、腰よりも高い位置まで、足場のフレームが架けてある。しかし、ある程度よりも強い力が上体にかかれば、上体は、その枠棒を越えてしまうだろう。</text:p>
              </text:list-item>
            </text:list>
          </table:table-cell>
        </table:table-row>
      </table:table>
      <text:p text:style-name="P15"/>
      <text:p text:style-name="P4">[/ XXXX] 20210207_151014</text:p>
      <text:p text:style-name="P5"/>
      <text:p text:style-name="P8"/>
      <text:p text:style-name="P2">---------------------------------------------------------------</text:p>
      <text:p text:style-name="P4">[XXX] 20210214_151819</text:p>
      <text:p text:style-name="P15">myself / towa diary / XXX</text:p>
      <text:p text:style-name="P3"><text:span text:style-name="T3">作業日：2</text:span><text:span text:style-name="T5">/13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新宿区四谷坂町計画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曙橋駅</text:p>
          </table:table-cell>
        </table:table-row>
        <table:table-row>
          <table:table-cell table:style-name="表8.B2" office:value-type="string">
            <text:p text:style-name="P10">3-2</text:p>
            <text:p text:style-name="P10"/>
          </table:table-cell>
          <table:table-cell table:style-name="表8.B2" office:value-type="string">
            <text:p text:style-name="P11">開始／終了時刻</text:p>
          </table:table-cell>
          <table:table-cell table:style-name="表8.C2" office:value-type="string">
            <text:list xml:id="list6747948212602555943" text:style-name="L146">
              <text:list-item>
                <text:p text:style-name="P166">開始　：　１０：０５ぐらい</text:p>
              </text:list-item>
              <text:list-item>
                <text:p text:style-name="P166">詰所到着　：　13:50ぐらいか。すでに、詰所に根元さんはいた。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4087469851973911232" text:style-name="L147">
              <text:list-item>
                <text:p text:style-name="P167">前回に入ったときと、同じ人たち。２人は、ベトナム人。親方さんらしき人は、日本人。コントローラ、操作。１７５ぐらい。５０前後か。土工のバイブ担当の一人に、肩を叩いたりして、指示を出している。寡黙。怒鳴らない。</text:p>
              </text:list-item>
            </text:list>
          </table:table-cell>
        </table:table-row>
        <text:soft-page-break/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4114819127540551236" text:style-name="L148">
              <text:list-item>
                <text:p text:style-name="P168">叩きの人、一人、日本人。他は、ベトナム人か。バイブ２人。私が受け持ったバイブの人、最後、私が挨拶すると、「お疲れ様でした」、と応じ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2425688112035948410" text:style-name="L149">
              <text:list-item>
                <text:p text:style-name="P169">東和から。<text:ruby text:style-name="Ru1"><text:ruby-base>井出原</text:ruby-base><text:ruby-text>いではら</text:ruby-text></text:ruby>さん。帰り、電車、一緒になる。氏は、溝の口で降りる。そこからバス。清水台に住んでいる。九州が出身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3575151896996817705" text:style-name="L150">
              <text:list-item>
                <text:p text:style-name="P170">３人。一人は、職長の人。前回にもいた、年配か、女の人。左の薬指、太めの指輪。結婚指輪。</text:p>
              </text:list-item>
              <text:list-item>
                <text:p text:style-name="P170">他の２人。一人は、女の人。若いか。３０前後か。１６０弱か、小柄。声が、透き通っている。目が、クリッとしている。腰周り、太い。</text:p>
              </text:list-item>
              <text:list-item>
                <text:p text:style-name="P170">３人目は、男の人。赤ら顔。６０前後か。目が小さい。顔は、笑い顔。よく喋る。朗らか。町田から来ている。新宿で、乗換。応援で来ている。今日は、コンクリが終われば、早めに上がれるかも知れず、とのこと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463837401279297727" text:style-name="L151">
              <text:list-item>
                <text:p text:style-name="P171">２人。一人は、３０半ばか。１７５ぐらい。ガタイがいい。メガネ、あり（だったか）。私には、敬語。何か、心の芯に、脆さがある。と、見受け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7874546921744679468" text:style-name="L152">
              <text:list-item>
                <text:p text:style-name="P172">前回にもいた。６０前後、１６５ぐらい、やや小柄。赤いヘルメット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4448647352117507483" text:style-name="L153">
              <text:list-item>
                <text:p text:style-name="P173">「みやもと」さん。腹が出ている。３０歳、とのこと。もう一人の、若い監督さんが、誰か職人さんに、話していた。この人も、３０歳、同い年、とのこと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7753112192681820008" text:style-name="L154">
              <text:list-item>
                <text:p text:style-name="P174">根元さん。朝、またコーヒーをもらった。着替えを済ませたあと、仮眠。のあと、詰所の扉を出たら、こちらへ歩いてくるところだった。昼、腰を下ろす場所を探していたら、すれ違う。「あそこなんか、いいんじゃないか？」と、提案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3630236238606763870" text:style-name="L155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9106473116580854110" text:style-name="L156">
              <text:list-item>
                <text:p text:style-name="P176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出来事、見聞</text:p>
          </table:table-cell>
          <table:table-cell table:style-name="表8.C2" office:value-type="string">
            <text:list xml:id="list2871973960842337745" text:style-name="L157">
              <text:list-item>
                <text:p text:style-name="P177">田園都市線。乗ったのは、急行。溝の口が近い頃、目が覚める。隣の出原さんが、これは急行だから、そのまま乗っていくか、あるいは…と、忠告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7712747803966271491" text:style-name="L158">
              <text:list-item>
                <text:p text:style-name="P178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5455058205899509150" text:style-name="L159">
              <text:list-item>
                <text:p text:style-name="P179"/>
              </text:list-item>
            </text:list>
          </table:table-cell>
        </table:table-row>
        <text:soft-page-break/>
        <table:table-row>
          <table:table-cell table:style-name="表8.A2" office:value-type="float" office:value="12">
            <text:p text:style-name="P10">12</text:p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1703740829134289875" text:style-name="L160">
              <text:list-item>
                <text:p text:style-name="P180">根元さんから、コーヒー。出原さんから、急行の件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危険予知、危険感知</text:p>
          </table:table-cell>
          <table:table-cell table:style-name="表8.C2" office:value-type="string">
            <text:list xml:id="list7877352325276946527" text:style-name="L161">
              <text:list-item>
                <text:p text:style-name="P181">前回の、どこかの現場だったか。自分が持っている、バイブの線。が、ボイドの一つを一巻きしている状態。知らずに、線を引っ張った瞬間に、その状態に気づく。急いで、線をさらに、上に引き上げる。ボイドから外れる。大事には至らない。ヒヤリとした。</text:p>
              </text:list-item>
            </text:list>
          </table:table-cell>
        </table:table-row>
      </table:table>
      <text:p text:style-name="P15"/>
      <text:p text:style-name="P4">[/ XXXX] 20210214_153645</text:p>
      <text:p text:style-name="P15"/>
      <text:p text:style-name="P8"/>
      <text:p text:style-name="P2">---------------------------------------------------------------</text:p>
      <text:p text:style-name="P4">[XXX] 20210221_131700</text:p>
      <text:p text:style-name="P15">myself / towa diary / XXX</text:p>
      <text:p text:style-name="P3"><text:span text:style-name="T3">作業日：2</text:span><text:span text:style-name="T5">/20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豊岡町マンション新築工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鶴見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list xml:id="list6941564681669315420" text:style-name="L162">
              <text:list-item>
                <text:p text:style-name="P182">開始　：　９：１５ぐらいか</text:p>
              </text:list-item>
              <text:list-item>
                <text:p text:style-name="P182">詰所到着　：　14:40頃か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8035949096098415258" text:style-name="L163">
              <text:list-item>
                <text:p text:style-name="P183">那須産業。２人。１人は、４０後半か。１７０弱。以前に一緒になったことがある。元気な、闊達な人。いくらか、日に焼けている。端正な顔立ち。（P1）</text:p>
              </text:list-item>
              <text:list-item>
                <text:p text:style-name="P183">もう一人は、初めの人より、いくらか年配か。５０半ばか。サブの位置か。P1の人は、しかし、丁寧語で話している。</text:p>
              </text:list-item>
              <text:list-item>
                <text:p text:style-name="P183">お二方、交代交代で、コントローラと捌きを担当してい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7026369206735277807" text:style-name="L164">
              <text:list-item>
                <text:p text:style-name="P184">皆、日本人か。年配の人たち。一人、３０半ばか、若そうな人。１７５ぐらい。体格良し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8483049628584756324" text:style-name="L165">
              <text:list-item>
                <text:p text:style-name="P185">本職の人。「中野電気」という文字だったか、メットに示されている。１７０少し。４０半ばか。顔の輪郭は、長方形。角張ってはいる。当日は、気温が高いとの予報に応じて、ズボンの下には、何も履いてこなかった、とのこと。上の服も、作業着、その下にいくらかの下着、のみ。</text:p>
              </text:list-item>
            </text:list>
          </table:table-cell>
        </table:table-row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5440276288003645000" text:style-name="L166">
              <text:list-item>
                <text:p text:style-name="P186">２人。一人は、朝、私がゲートの前で待っていると、やってくる。本を読んでいて、気付かなかった。「お宅は、どの業者？」が、第一声。</text:p>
              </text:list-item>
              <text:list-item>
                <text:p text:style-name="P186">もう一人は、若そうな人。２０半ばか。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9082995350534712044" text:style-name="L167">
              <text:list-item>
                <text:p text:style-name="P187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1007070538922119224" text:style-name="L168">
              <text:list-item>
                <text:p text:style-name="P188">１７５ぐらい。大柄。恰幅、良し。スラブが始まってからしばらくして、ダメ穴の枠の一部が、釘が外れているのに気づく。しばらくして、大工さんが、足場階段を降りようとしているのに気づく。小走りでその下へ赴いて、伝える。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7275643866664134299" text:style-name="L169">
              <text:list-item>
                <text:p text:style-name="P189">２人。打設担当は、若い人。２０後半ぐらいか。童顔。髪は、長め。後頭部、メットから、髪がザンバラ状に、出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3482913556261233656" text:style-name="L170">
              <text:list-item>
                <text:p text:style-name="P190">朝礼に来ている。１７３ぐらい。４０前後か。こざっぱりとした作業着。監督が仕事か。実際の作業ではなく。朝礼後、一度、一階の階段の近くで、ダンボールか何かを１枚、手に下げて移動しているのを見かけた。終了の連絡。「お疲れ様」と、応じてくれ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5990025614453690642" text:style-name="L171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7736892188542649349" text:style-name="L172">
              <text:list-item>
                <text:p text:style-name="P192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6794618759714875049" text:style-name="L173">
              <text:list-item>
                <text:p text:style-name="P193">家に到着後。車庫で、カートを始末している。人の足音。道路を見ていると、男女１組。男性は、１７５か、もう少し。すらっとした骨組み。女も、１７０ぐらいか。４０前後か。若夫婦、といった見かけ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3405115991265215004" text:style-name="L174">
              <text:list-item>
                <text:p text:style-name="P194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1780964506084068207" text:style-name="L175">
              <text:list-item>
                <text:p text:style-name="P195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10">12</text:p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2875825026739601196" text:style-name="L176">
              <text:list-item>
                <text:p text:style-name="P196">土工の、若そうな人。帰り、ゲートにて。ホースで櫛を洗っている他の土工さんを避けるために、カートを抱え上げて通ろうとする。その若人が、カートを運んでくれる。</text:p>
              </text:list-item>
              <text:list-item>
                <text:p text:style-name="P196">打設中。別のことに気を取られていて、バイブのコード（筒の部分と繋がっている部分。電線ではなく）が、たるんでしまい、土工さんの身体周りに停留している。ポンプの、男前の人が、「バイブ引っ張って！」と、叫ぶ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8281666358407229572" text:style-name="L177">
              <text:list-item>
                <text:p text:style-name="P197">以前の話し。ロングで上がっているとき。下を見たくて、躯体と反対側、道路側の扉。を越えて、頭を出して、下を見下げる。すると、仮設枠組みの一部、横に渡した鉄パイプの１本に、後頭部がゴツンとぶつかる。</text:p>
              </text:list-item>
            </text:list>
          </table:table-cell>
        </table:table-row>
      </table:table>
      <text:p text:style-name="P15"/>
      <text:p text:style-name="P4">[/ XXXX] 20210221_133727</text:p>
      <text:p text:style-name="P1"/>
      <text:p text:style-name="P1"/>
      <text:p text:style-name="P8"><text:soft-page-break/></text:p>
      <text:p text:style-name="P2">---------------------------------------------------------------</text:p>
      <text:p text:style-name="P4">[XXX] 20210228_132512</text:p>
      <text:p text:style-name="P15">myself / towa diary / XXX</text:p>
      <text:p text:style-name="P3"><text:span text:style-name="T3">作業日：2</text:span><text:span text:style-name="T5">/25</text:span><text:span text:style-name="T4"> th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>千代田区内神田１丁目計画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>曇り</text:p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>神田駅（銀座線）</text:p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6985123308714626443" text:style-name="L178">
              <text:list-item>
                <text:p text:style-name="P198">開始　９：３０ぐらい（それ以前、ではない）</text:p>
              </text:list-item>
              <text:list-item>
                <text:p text:style-name="P198">詰所到着　：　１６：２０ぐらい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1991161119251799031" text:style-name="L179">
              <text:list-item>
                <text:p text:style-name="P199">横浜共立。２人。共に、日本人。一人は、５０半ばか。１６５少し（P２）。もう一人は、４０前、３０半ばか（P1）。職長らしい。P２の人に、指図している。</text:p>
              </text:list-item>
              <text:list-item>
                <text:p text:style-name="P199">P2の人。朝、ゲート前。私に、詰所の場所を尋ねる。目の前の、壁が黒色の建物を指して、あれです、と答えた。間違っていた。後ほど、ゲートの前で、アームを伸ばす作業をしているところに行って、腕を軽く叩いて、間違っていた旨、謝った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6641273580206465161" text:style-name="L180">
              <text:list-item>
                <text:p text:style-name="P200">５人。６人か。２人は、日本人。他は、ベトナム人。日本人の一人。１７５ぐらい。大柄。職長か。（P1）。もう一人の日本人。１７５弱。顔の骨格が、ひょろ長い。３０前半ぐらいか。</text:p>
              </text:list-item>
              <text:list-item>
                <text:p text:style-name="P200">バイブ担当。２人とも、ベトナム。一人は、日本語が流暢。洗いの一人。ベトナム。小柄。１６０少しか。２０半ば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184511625280524867" text:style-name="L181">
              <text:list-item>
                <text:p text:style-name="P201">５０半ばか。本職の人らしい。腰帯の装備から判断して。監督さん、周囲の人たち。みなと、顔見知りの様子。１７５ぐらい。大柄。</text:p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7506986124109116599" text:style-name="L182">
              <text:list-item>
                <text:p text:style-name="P202">２人。職長の人、１６５少し。４０半ばか。小太り。朝、詰所にて。言葉遣いが、機械的。切口上的。何かに急かされている、と聞こえる口調。テンポ。</text:p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532921321672999030" text:style-name="L183">
              <text:list-item>
                <text:p text:style-name="P203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896732142806275326" text:style-name="L184">
              <text:list-item>
                <text:p text:style-name="P204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ん</text:p>
          </table:table-cell>
          <table:table-cell table:style-name="表10.C2" office:value-type="string">
            <text:list xml:id="list25555990918373240" text:style-name="L185">
              <text:list-item>
                <text:p text:style-name="P205">３人。スラブ担当は、若い人。３０ぐらいか。小柄。１６５ぐらい。声が大きい。甲高い。語り口は、ハキハキ。テキパキと言葉を継ぐ。</text:p>
              </text:list-item>
            </text:list>
          </table:table-cell>
        </table:table-row>
        <text:soft-page-break/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1099515737584939858" text:style-name="L186">
              <text:list-item>
                <text:p text:style-name="P206">スマホの登録に、入っていた。池田さん。口調が、丁寧。かっちりと、丁寧フォーマットを辿る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6106594261819811006" text:style-name="L187">
              <text:list-item>
                <text:p text:style-name="P207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2146082850298144927" text:style-name="L188">
              <text:list-item>
                <text:p text:style-name="P208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7399333806283998010" text:style-name="L189">
              <text:list-item>
                <text:p text:style-name="P209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6313334708528517549" text:style-name="L190">
              <text:list-item>
                <text:p text:style-name="P210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7726257092529710245" text:style-name="L191">
              <text:list-item>
                <text:p text:style-name="P211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4634501122262598327" text:style-name="L192">
              <text:list-item>
                <text:p text:style-name="P212">いくつもあるであろう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598244073965447697" text:style-name="L193">
              <text:list-item>
                <text:p text:style-name="P213">2/27だったかも知れないが、打設中、スラブ打設の段階だったか。後ずさりしていた。ふと振り返って足元を見る。ボイドが踵に当たっている。</text:p>
              </text:list-item>
            </text:list>
          </table:table-cell>
        </table:table-row>
      </table:table>
      <text:p text:style-name="P15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27</text:span><text:span text:style-name="T4">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0">1</text:p>
          </table:table-cell>
          <table:table-cell table:style-name="表11.B1" office:value-type="string">
            <text:p text:style-name="P10">現場</text:p>
          </table:table-cell>
          <table:table-cell table:style-name="表11.C1" office:value-type="string">
            <text:p text:style-name="P11">同前</text:p>
          </table:table-cell>
        </table:table-row>
        <table:table-row>
          <table:table-cell table:style-name="表11.A2" office:value-type="float" office:value="2">
            <text:p text:style-name="P10">2</text:p>
          </table:table-cell>
          <table:table-cell table:style-name="表11.B2" office:value-type="string">
            <text:p text:style-name="P10">天気</text:p>
          </table:table-cell>
          <table:table-cell table:style-name="表11.C2" office:value-type="string">
            <text:p text:style-name="P11">晴れ。</text:p>
          </table:table-cell>
        </table:table-row>
        <table:table-row>
          <table:table-cell table:style-name="表11.A2" office:value-type="float" office:value="3">
            <text:p text:style-name="P10">3</text:p>
          </table:table-cell>
          <table:table-cell table:style-name="表11.B2" office:value-type="string">
            <text:p text:style-name="P10">最寄り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B2" office:value-type="string">
            <text:p text:style-name="P10">3-2</text:p>
            <text:p text:style-name="P10"/>
          </table:table-cell>
          <table:table-cell table:style-name="表11.B2" office:value-type="string">
            <text:p text:style-name="P11">開始／終了時刻</text:p>
          </table:table-cell>
          <table:table-cell table:style-name="表11.C2" office:value-type="string">
            <text:list xml:id="list36732982" text:continue-list="list3808119345739204511" text:style-name="L17">
              <text:list-item>
                <text:p text:style-name="P37">開始　９：３０頃だったか</text:p>
              </text:list-item>
              <text:list-item>
                <text:p text:style-name="P37">詰所到着　１７：２０ぐらい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0">4</text:p>
          </table:table-cell>
          <table:table-cell table:style-name="表11.B2" office:value-type="string">
            <text:p text:style-name="P10">他職：ポンプ</text:p>
          </table:table-cell>
          <table:table-cell table:style-name="表11.C2" office:value-type="string">
            <text:list xml:id="list1631829514292949587" text:style-name="L194">
              <text:list-item>
                <text:p text:style-name="P214">同じく、横浜共立。２人。ともに、年配の人たち。サブらしき人は、４０後半か（P1）。コントローラを持っている人、６０半ばか。１７０弱。（P2）</text:p>
              </text:list-item>
              <text:list-item>
                <text:p text:style-name="P214">P1の人。スラブの段階。バタ角を２つ、順々に、打設箇所の後方へ、置き延べていく。思うに、つぎは、バタ角をどこに置くか、計算しながら、動かしている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0">5</text:p>
          </table:table-cell>
          <table:table-cell table:style-name="表11.B2" office:value-type="string">
            <text:p text:style-name="P10">他職：<text:soft-page-break/>土工さん</text:p>
          </table:table-cell>
          <table:table-cell table:style-name="表11.C2" office:value-type="string">
            <text:list xml:id="list5872983079039053043" text:style-name="L195">
              <text:list-item>
                <text:p text:style-name="P215">前回と同じ。職長さんは、大柄の人。もう一人の日本人も。</text:p>
              </text:list-item>
              <text:list-item>
                <text:p text:style-name="P215"><text:soft-page-break/>最後、バイブの一人、ベトナムの人。私に、「もういいですよ」と、声をかけてくれ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0">6</text:p>
          </table:table-cell>
          <table:table-cell table:style-name="表11.B2" office:value-type="string">
            <text:p text:style-name="P10">他職：電気屋さんの相番の人</text:p>
          </table:table-cell>
          <table:table-cell table:style-name="表11.C2" office:value-type="string">
            <text:list xml:id="list3364478836606196730" text:style-name="L196">
              <text:list-item>
                <text:p text:style-name="P216">前回と同じ人。土工の職長さんと、メッシュの山に腰を降ろして、談笑している。スラブ打設の後半。</text:p>
              </text:list-item>
            </text:list>
          </table:table-cell>
        </table:table-row>
        <table:table-row>
          <table:table-cell table:style-name="表11.B2" office:value-type="string">
            <text:p text:style-name="P10">6--2</text:p>
          </table:table-cell>
          <table:table-cell table:style-name="表11.B2" office:value-type="string">
            <text:p text:style-name="P10">他職：<text:span text:style-name="T2">警備</text:span></text:p>
          </table:table-cell>
          <table:table-cell table:style-name="表11.C2" office:value-type="string">
            <text:list xml:id="list8214309768088476413" text:style-name="L197">
              <text:list-item>
                <text:p text:style-name="P217">２人。同じ人。サブの人。髪に、白髪あり。こがら。１６５少しか。職長の人よりは、大きい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土間屋さん</text:span></text:p>
          </table:table-cell>
          <table:table-cell table:style-name="表11.C2" office:value-type="string">
            <text:list xml:id="list8041010119449553795" text:style-name="L198">
              <text:list-item>
                <text:p text:style-name="P218">３人。３０ぐらいの人、１人。４０半ばあたりの人。５０過ぎの人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大工さん</text:span></text:p>
          </table:table-cell>
          <table:table-cell table:style-name="表11.C2" office:value-type="string">
            <text:list xml:id="list6957038569457367627" text:style-name="L199">
              <text:list-item>
                <text:p text:style-name="P219">前回にもいた。今回は、この人のみ。１７５ぐらい。背が大きい。６０前後か。顔にシワ。赤ら顔。何か、普通の人とは違う、ピリピリしたものを感じる。発達関連の、何かしらの特徴を持っているか。</text:p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0">7</text:p>
          </table:table-cell>
          <table:table-cell table:style-name="表11.B2" office:value-type="string">
            <text:p text:style-name="P10">監督さん</text:p>
          </table:table-cell>
          <table:table-cell table:style-name="表11.C2" office:value-type="string">
            <text:list xml:id="list4316999211897388124" text:style-name="L200">
              <text:list-item>
                <text:p text:style-name="P220"/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0">8</text:p>
          </table:table-cell>
          <table:table-cell table:style-name="表11.B2" office:value-type="string">
            <text:p text:style-name="P10">発注者の方</text:p>
          </table:table-cell>
          <table:table-cell table:style-name="表11.C2" office:value-type="string">
            <text:list xml:id="list2215193686774728922" text:style-name="L201">
              <text:list-item>
                <text:p text:style-name="P221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東和からの同僚</text:p>
          </table:table-cell>
          <table:table-cell table:style-name="表11.C2" office:value-type="string">
            <text:list xml:id="list5643680612975100599" text:style-name="L202">
              <text:list-item>
                <text:p text:style-name="P222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0">9</text:p>
          </table:table-cell>
          <table:table-cell table:style-name="表11.B2" office:value-type="string">
            <text:p text:style-name="P10">現場見取り図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10">
            <text:p text:style-name="P10">10</text:p>
          </table:table-cell>
          <table:table-cell table:style-name="表11.B2" office:value-type="string">
            <text:p text:style-name="P11">段取り</text:p>
          </table:table-cell>
          <table:table-cell table:style-name="表11.C2" office:value-type="string">
            <text:list xml:id="list3994684371784781221" text:style-name="L203">
              <text:list-item>
                <text:p text:style-name="P223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行き帰りでの出来事、見聞</text:p>
          </table:table-cell>
          <table:table-cell table:style-name="表11.C2" office:value-type="string">
            <text:list xml:id="list3192079804005588482" text:style-name="L204">
              <text:list-item>
                <text:p text:style-name="P224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周囲の事物</text:p>
          </table:table-cell>
          <table:table-cell table:style-name="表11.C2" office:value-type="string">
            <text:list xml:id="list177895668488967195" text:style-name="L205">
              <text:list-item>
                <text:p text:style-name="P225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0">11</text:p>
          </table:table-cell>
          <table:table-cell table:style-name="表11.B2" office:value-type="string">
            <text:p text:style-name="P11">その他</text:p>
          </table:table-cell>
          <table:table-cell table:style-name="表11.C2" office:value-type="string">
            <text:list xml:id="list7536148576694704837" text:style-name="L206">
              <text:list-item>
                <text:p text:style-name="P226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0">12</text:p>
          </table:table-cell>
          <table:table-cell table:style-name="表11.B2" office:value-type="string">
            <text:p text:style-name="P11">やってもらったこと</text:p>
          </table:table-cell>
          <table:table-cell table:style-name="表11.C2" office:value-type="string">
            <text:list xml:id="list8290939234637299533" text:style-name="L207">
              <text:list-item>
                <text:p text:style-name="P227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危険予知、危険感知</text:p>
          </table:table-cell>
          <table:table-cell table:style-name="表11.C2" office:value-type="string">
            <text:list xml:id="list6736635367362364180" text:style-name="L208">
              <text:list-item>
                <text:p text:style-name="P228"/>
              </text:list-item>
            </text:list>
          </table:table-cell>
        </table:table-row>
      </table:table>
      <text:p text:style-name="P15"/>
      <text:p text:style-name="P4">[/ XXXX] 20210228_135047</text:p>
      <text:p text:style-name="P18"><text:soft-page-break/></text:p>
      <text:p text:style-name="P8"/>
      <text:p text:style-name="P2">---------------------------------------------------------------</text:p>
      <text:p text:style-name="P4">[XXX] 20210313_171132</text:p>
      <text:p text:style-name="P15">myself / towa diary / XXX</text:p>
      <text:p text:style-name="P3"><text:span text:style-name="T3">作業日：03</text:span><text:span text:style-name="T5">/12</text:span><text:span text:style-name="T4"> 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0">1</text:p>
          </table:table-cell>
          <table:table-cell table:style-name="表12.B1" office:value-type="string">
            <text:p text:style-name="P10">現場</text:p>
          </table:table-cell>
          <table:table-cell table:style-name="表12.C1" office:value-type="string">
            <text:p text:style-name="P13">国立市富士見台二丁目新築計画</text:p>
          </table:table-cell>
        </table:table-row>
        <table:table-row>
          <table:table-cell table:style-name="表12.A2" office:value-type="float" office:value="2">
            <text:p text:style-name="P10">2</text:p>
          </table:table-cell>
          <table:table-cell table:style-name="表12.B2" office:value-type="string">
            <text:p text:style-name="P10">天気</text:p>
          </table:table-cell>
          <table:table-cell table:style-name="表12.C2" office:value-type="string">
            <text:p text:style-name="P11">晴れ。のち、曇り</text:p>
          </table:table-cell>
        </table:table-row>
        <table:table-row>
          <table:table-cell table:style-name="表12.A2" office:value-type="float" office:value="3">
            <text:p text:style-name="P10">3</text:p>
          </table:table-cell>
          <table:table-cell table:style-name="表12.B2" office:value-type="string">
            <text:p text:style-name="P10">最寄り</text:p>
          </table:table-cell>
          <table:table-cell table:style-name="表12.C2" office:value-type="string">
            <text:p text:style-name="P11">谷保駅</text:p>
          </table:table-cell>
        </table:table-row>
        <table:table-row>
          <table:table-cell table:style-name="表12.B2" office:value-type="string">
            <text:p text:style-name="P10">3-2</text:p>
            <text:p text:style-name="P10"/>
          </table:table-cell>
          <table:table-cell table:style-name="表12.B2" office:value-type="string">
            <text:p text:style-name="P11">開始／終了時刻</text:p>
          </table:table-cell>
          <table:table-cell table:style-name="表12.C2" office:value-type="string">
            <text:list xml:id="list6403542154766556901" text:style-name="L209">
              <text:list-item>
                <text:p text:style-name="P229">開始　：　９：３０頃</text:p>
              </text:list-item>
              <text:list-item>
                <text:p text:style-name="P229">詰所到着　：　１５：１０ぐらいか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0">4</text:p>
          </table:table-cell>
          <table:table-cell table:style-name="表12.B2" office:value-type="string">
            <text:p text:style-name="P10">他職：ポンプ</text:p>
          </table:table-cell>
          <table:table-cell table:style-name="表12.C2" office:value-type="string">
            <text:list xml:id="list3282792958603932306" text:style-name="L210">
              <text:list-item>
                <text:p text:style-name="P230">FUJITA。２台。１０トン、８トン。８トンのチーム。</text:p>
              </text:list-item>
              <text:list-item>
                <text:p text:style-name="P230">２名。一人は、１６０ぐらいか、小柄。日に焼けている。よく笑顔でいる。手馴れてい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0">5</text:p>
          </table:table-cell>
          <table:table-cell table:style-name="表12.B2" office:value-type="string">
            <text:p text:style-name="P10">他職：土工さん</text:p>
          </table:table-cell>
          <table:table-cell table:style-name="表12.C2" office:value-type="string">
            <text:list xml:id="list8648604168642567611" text:style-name="L211">
              <text:list-item>
                <text:p text:style-name="P231">カンボジアの人たち。親方さんは、１６５ぐらいか。ガタイがいい。目が険しい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0">6</text:p>
          </table:table-cell>
          <table:table-cell table:style-name="表12.B2" office:value-type="string">
            <text:p text:style-name="P10">他職：電気屋さんの相番の人</text:p>
          </table:table-cell>
          <table:table-cell table:style-name="表12.C2" office:value-type="string">
            <text:list xml:id="list4409963292770677355" text:style-name="L212">
              <text:list-item>
                <text:p text:style-name="P232">結婚指輪、嵌めている。１７５ぐらい。青いウィンブレ。３０ぐらい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>6--2</text:p>
          </table:table-cell>
          <table:table-cell table:style-name="表12.B2" office:value-type="string">
            <text:p text:style-name="P10">他職：<text:span text:style-name="T2">警備</text:span></text:p>
          </table:table-cell>
          <table:table-cell table:style-name="表12.C2" office:value-type="string">
            <text:list xml:id="list8752194260483219592" text:style-name="L213">
              <text:list-item>
                <text:p text:style-name="P233">２名以上。ゲートについている人たち。職長さんらしき人。１６０ぐらいか。小柄。太め。メガメ、ありだった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土間屋さん</text:span></text:p>
          </table:table-cell>
          <table:table-cell table:style-name="表12.C2" office:value-type="string">
            <text:list xml:id="list1544615117723285036" text:style-name="L214">
              <text:list-item>
                <text:p text:style-name="P234">外国人。カンボジアの人たちか、彼らも。朝、ゲートの前で待っているとき、バンが止まる。この人たちが降りてくる。顔の皮膚が、浅黒い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大工さん</text:span></text:p>
          </table:table-cell>
          <table:table-cell table:style-name="表12.C2" office:value-type="string">
            <text:list xml:id="list9146737378544599696" text:style-name="L215">
              <text:list-item>
                <text:p text:style-name="P235">親方らしき人。朝礼のあと、周知会のまえ。若い方の監督さんに、「早く始めろ！」と、怒鳴っている。</text:p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0">7</text:p>
          </table:table-cell>
          <table:table-cell table:style-name="表12.B2" office:value-type="string">
            <text:p text:style-name="P10">監督さん</text:p>
          </table:table-cell>
          <table:table-cell table:style-name="表12.C2" office:value-type="string">
            <text:list xml:id="list3158299941424933823" text:style-name="L216">
              <text:list-item>
                <text:p text:style-name="P236">２人。若い方の人。１７５ぐらい。３０前後、あるいは、半ばか。若く見える。昼の休憩時、所長と一緒に、作業を続けている。スラブの隅で。後から、土工の親方が、一緒に作業を始め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0">8</text:p>
          </table:table-cell>
          <table:table-cell table:style-name="表12.B2" office:value-type="string">
            <text:p text:style-name="P10">発注者の方</text:p>
          </table:table-cell>
          <table:table-cell table:style-name="表12.C2" office:value-type="string">
            <text:list xml:id="list2862491999282507025" text:style-name="L217">
              <text:list-item>
                <text:p text:style-name="P237">東田さん。３０前半ぐらいか。１７５ぐらい。メガネあり。丸顔。小顔。目がクリリとしている。終了時、飲み物をおごってもらう。現場向かいのコンビニへ行く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東和か<text:soft-page-break/>らの同僚</text:p>
          </table:table-cell>
          <table:table-cell table:style-name="表12.C2" office:value-type="string">
            <text:list xml:id="list211854094781027905" text:style-name="L218">
              <text:list-item>
                <text:p text:style-name="P238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0">9</text:p>
          </table:table-cell>
          <table:table-cell table:style-name="表12.B2" office:value-type="string">
            <text:p text:style-name="P10">現場見取り図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10">
            <text:p text:style-name="P10">10</text:p>
          </table:table-cell>
          <table:table-cell table:style-name="表12.B2" office:value-type="string">
            <text:p text:style-name="P11">段取り</text:p>
          </table:table-cell>
          <table:table-cell table:style-name="表12.C2" office:value-type="string">
            <text:list xml:id="list2441568776580733207" text:style-name="L219">
              <text:list-item>
                <text:p text:style-name="P239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行き帰りでの出来事、見聞</text:p>
          </table:table-cell>
          <table:table-cell table:style-name="表12.C2" office:value-type="string">
            <text:list xml:id="list6847364100956348113" text:style-name="L220">
              <text:list-item>
                <text:p text:style-name="P240">谷保駅へ向かうとき、帰り。ホームへ上がるエレベータの乗り口。の、２メートルぐらい手前、歩道の上。私が乗り口の一画へ進もうとする。女の人が、道路近くの位置から、進み出てくる。スマホを見ている。私の進路に入ってくる。私に気づき、目を上げる。目が合う。下から覗きあげている。何も言わず、無反応。進路をずらし、またスマホに目を落とす。歩き去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周囲の事物</text:p>
          </table:table-cell>
          <table:table-cell table:style-name="表12.C2" office:value-type="string">
            <text:list xml:id="list7817656977663302589" text:style-name="L221">
              <text:list-item>
                <text:p text:style-name="P241"/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0">11</text:p>
          </table:table-cell>
          <table:table-cell table:style-name="表12.B2" office:value-type="string">
            <text:p text:style-name="P11">その他</text:p>
          </table:table-cell>
          <table:table-cell table:style-name="表12.C2" office:value-type="string">
            <text:list xml:id="list4072386168252979906" text:style-name="L222">
              <text:list-item>
                <text:p text:style-name="P242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0">12</text:p>
          </table:table-cell>
          <table:table-cell table:style-name="表12.B2" office:value-type="string">
            <text:p text:style-name="P11">やってもらったこと</text:p>
          </table:table-cell>
          <table:table-cell table:style-name="表12.C2" office:value-type="string">
            <text:list xml:id="list7212174457922922846" text:style-name="L223">
              <text:list-item>
                <text:p text:style-name="P243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危険予知、危険感知</text:p>
          </table:table-cell>
          <table:table-cell table:style-name="表12.C2" office:value-type="string">
            <text:list xml:id="list3394824855657655670" text:style-name="L224">
              <text:list-item>
                <text:p text:style-name="P244">打設の終盤。立体駐車場の部分か、打設。壁にコンクリを入れる。壁の上に、足場を設けている。そこには、一旦乗った。すぐに、降りた。横に渡している手すり。腰と同じぐらいか、高さが。</text:p>
              </text:list-item>
            </text:list>
          </table:table-cell>
        </table:table-row>
      </table:table>
      <text:p text:style-name="P15"/>
      <text:p text:style-name="P4">[/ XXXX] 20210313_172340</text:p>
      <text:p text:style-name="P5"/>
      <text:p text:style-name="P8"/>
      <text:p text:style-name="P2">---------------------------------------------------------------</text:p>
      <text:p text:style-name="P4">[XXX] 20210316_173822</text:p>
      <text:p text:style-name="P15">myself / towa diary / XXX</text:p>
      <text:p text:style-name="P3"><text:span text:style-name="T3">作業日：3</text:span><text:span text:style-name="T5">/15</text:span><text:span text:style-name="T4"> m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0">現場</text:p>
          </table:table-cell>
          <table:table-cell table:style-name="表14.C1" office:value-type="string">
            <text:p text:style-name="P11">大東建託㈱豪徳寺計画</text:p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0">天気</text:p>
          </table:table-cell>
          <table:table-cell table:style-name="表14.C2" office:value-type="string">
            <text:p text:style-name="P11">晴れ</text:p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0">最寄り</text:p>
          </table:table-cell>
          <table:table-cell table:style-name="表14.C2" office:value-type="string">
            <text:p text:style-name="P11">豪徳寺駅</text:p>
          </table:table-cell>
        </table:table-row>
        <table:table-row>
          <table:table-cell table:style-name="表14.B2" office:value-type="string">
            <text:p text:style-name="P10">3-2</text:p>
            <text:p text:style-name="P10"/>
          </table:table-cell>
          <table:table-cell table:style-name="表14.B2" office:value-type="string">
            <text:p text:style-name="P11">開始／終了時刻</text:p>
          </table:table-cell>
          <table:table-cell table:style-name="表14.C2" office:value-type="string">
            <text:list xml:id="list5114086352378004190" text:style-name="L225">
              <text:list-item>
                <text:p text:style-name="P245">開始　：　9:25</text:p>
              </text:list-item>
              <text:list-item>
                <text:p text:style-name="P245">詰所到着　：　14:00頃か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0">4</text:p>
          </table:table-cell>
          <table:table-cell table:style-name="表14.B2" office:value-type="string">
            <text:p text:style-name="P10">他職：ポンプ</text:p>
          </table:table-cell>
          <table:table-cell table:style-name="表14.C2" office:value-type="string">
            <text:list xml:id="list6338872202822924711" text:style-name="L226">
              <text:list-item>
                <text:p text:style-name="P246">２人。一人は、６５ぐらいか（P1）。「じいさん」という形容が、合う。１６５ぐらい。手馴れた風。一度、ジョイントか何かを、ドラム缶の近くに放り投げて、もう一人の人に、その始末をさせている。</text:p>
              </text:list-item>
              <text:list-item>
                <text:p text:style-name="P246"><text:soft-page-break/>もう一人の人。５０代後半ぐらいか。１６５ぐらい。P1の人よりも、やや小柄。息子さんの話しをしていたか。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0">5</text:p>
          </table:table-cell>
          <table:table-cell table:style-name="表14.B2" office:value-type="string">
            <text:p text:style-name="P10">他職：土工さん</text:p>
          </table:table-cell>
          <table:table-cell table:style-name="表14.C2" office:value-type="string">
            <text:list xml:id="list9191655871042768889" text:style-name="L227">
              <text:list-item>
                <text:p text:style-name="P247">バイブ、２人。一人は、３０半ばぐらいか、若く見える。小太り。１７３ぐらい。ガタイ、よし。髪の毛、伸ばしている。</text:p>
              </text:list-item>
              <text:list-item>
                <text:p text:style-name="P247">もう一人のバイブの人。１７０弱ぐらい。４０後半か。終盤、ミキサー待ちのとき、携帯で話しをしている。翌日の手配のことか。何人は、確保している、といった内容、聞こえる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0">6</text:p>
          </table:table-cell>
          <table:table-cell table:style-name="表14.B2" office:value-type="string">
            <text:p text:style-name="P10">他職：電気屋さんの相番の人</text:p>
          </table:table-cell>
          <table:table-cell table:style-name="表14.C2" office:value-type="string">
            <text:list xml:id="list3510804250648877047" text:style-name="L228">
              <text:list-item>
                <text:p text:style-name="P248">東和の人。佐々木さん。渋谷営業所。１０年ぐらい、東和でやっている。１０年前は、社長の新田氏は、エリア統括のような職務にいたとのこと。</text:p>
              </text:list-item>
              <text:list-item>
                <text:p text:style-name="P248">それより前は、知り合いの手伝いなどもしていた。しかし、面倒になって、東和１本に。</text:p>
              </text:list-item>
              <text:list-item>
                <text:p text:style-name="P248">スラブ上の、CD配管。太いものは、鉄筋でゆがむと、ケーブルが通らなくなる、とのこと。</text:p>
              </text:list-item>
            </text:list>
          </table:table-cell>
        </table:table-row>
        <table:table-row>
          <table:table-cell table:style-name="表14.B2" office:value-type="string">
            <text:p text:style-name="P10">6--2</text:p>
          </table:table-cell>
          <table:table-cell table:style-name="表14.B2" office:value-type="string">
            <text:p text:style-name="P10">他職：<text:span text:style-name="T2">警備</text:span></text:p>
          </table:table-cell>
          <table:table-cell table:style-name="表14.C2" office:value-type="string">
            <text:list xml:id="list8979231559422507728" text:style-name="L229">
              <text:list-item>
                <text:p text:style-name="P249">３人。職長さんは、痩せている人。１７３ぐらいか。朝、ゲートの前で待っていると、やがて来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土間屋さん</text:span></text:p>
          </table:table-cell>
          <table:table-cell table:style-name="表14.C2" office:value-type="string">
            <text:list xml:id="list5246517961589940570" text:style-name="L230">
              <text:list-item>
                <text:p text:style-name="P250">３人だったか。一人、４０前後ぐらいか。浅黒い顔。ヒゲが濃い。終盤、吹き出しの前の廊下。レベルを、定位置まで入れたが、鉄筋の頭が少し出ている。私に、その旨を伝える。私は、当該の鉄筋たちを見る。曲がっているわけではない。やるかたなし、との旨を、その人に伝える。</text:p>
              </text:list-item>
              <text:list-item>
                <text:p text:style-name="P250">その人は、後ほど、監督に伝えていた。監督は、さらに後に、鉄筋を曲げる<text:ruby text:style-name="Ru1"><text:ruby-base>治具</text:ruby-base><text:ruby-text>じぐ</text:ruby-text></text:ruby>を右手に持って、戻ってきた。またさらに後でふと見ると、処置を終えたところだっ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大工さん</text:span></text:p>
          </table:table-cell>
          <table:table-cell table:style-name="表14.C2" office:value-type="string">
            <text:list xml:id="list558441740490411506" text:style-name="L231">
              <text:list-item>
                <text:p text:style-name="P251">一人。中盤だったか、階段の、２回目の打設。最上段付近の、横に渡したサポ。外れてしまっている。それを、直して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0">7</text:p>
          </table:table-cell>
          <table:table-cell table:style-name="表14.B2" office:value-type="string">
            <text:p text:style-name="P10">監督さん</text:p>
          </table:table-cell>
          <table:table-cell table:style-name="表14.C2" office:value-type="string">
            <text:list xml:id="list6472148017629130138" text:style-name="L232">
              <text:list-item>
                <text:p text:style-name="P252">１７５ぐらいか。痩せている。５０前後か。朝礼はなし。終盤、追加の量を決めるとき、「１．７５にするよー。あまっても知らないよー」、と、ひとりごちている。当日取っているプラント。あまると、「すごく怒る」、とのこと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0">8</text:p>
          </table:table-cell>
          <table:table-cell table:style-name="表14.B2" office:value-type="string">
            <text:p text:style-name="P10">発注者の方</text:p>
          </table:table-cell>
          <table:table-cell table:style-name="表14.C2" office:value-type="string">
            <text:list xml:id="list1636407219710231975" text:style-name="L233">
              <text:list-item>
                <text:p text:style-name="P253">朝の連絡。回線がつながると、直ちに切れる。折り返し、連絡してくださる。</text:p>
              </text:list-item>
              <text:list-item>
                <text:p text:style-name="P253">終了時。１回目、話し中。２分経ってから、再かけ。報告を申し上げる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東和からの同僚</text:p>
          </table:table-cell>
          <table:table-cell table:style-name="表14.C2" office:value-type="string">
            <text:list xml:id="list3996750128950387804" text:style-name="L234">
              <text:list-item>
                <text:p text:style-name="P254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10">9</text:p>
          </table:table-cell>
          <table:table-cell table:style-name="表14.B2" office:value-type="string">
            <text:p text:style-name="P10">現場見取り図</text:p>
          </table:table-cell>
          <table:table-cell table:style-name="表14.C2" office:value-type="string">
            <text:p text:style-name="P10"/>
          </table:table-cell>
        </table:table-row>
        <table:table-row>
          <table:table-cell table:style-name="表14.A2" office:value-type="float" office:value="10">
            <text:p text:style-name="P10">10</text:p>
          </table:table-cell>
          <table:table-cell table:style-name="表14.B2" office:value-type="string">
            <text:p text:style-name="P11">段取り</text:p>
          </table:table-cell>
          <table:table-cell table:style-name="表14.C2" office:value-type="string">
            <text:list xml:id="list1886159988964484696" text:style-name="L235">
              <text:list-item>
                <text:p text:style-name="P255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行き帰りでの出来事、見聞</text:p>
          </table:table-cell>
          <table:table-cell table:style-name="表14.C2" office:value-type="string">
            <text:list xml:id="list7756239820302992833" text:style-name="L236">
              <text:list-item>
                <text:p text:style-name="P256">帰りのとき。世田谷線の車両、の中。乗り込む。ある一画へ行く。そこに落ち着く。隣に、女の人、３人組。２０後半ぐらいか。しゃべっている。「かわいいねー」、のような発言。聞いていて、何か、型にはまった言動を、お互いにしているな、という感想が、頭に浮かぶ。</text:p>
              </text:list-item>
            </text:list>
          </table:table-cell>
        </table:table-row>
        <text:soft-page-break/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周囲の事物</text:p>
          </table:table-cell>
          <table:table-cell table:style-name="表14.C2" office:value-type="string">
            <text:list xml:id="list7486278413448363399" text:style-name="L237">
              <text:list-item>
                <text:p text:style-name="P257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0">11</text:p>
          </table:table-cell>
          <table:table-cell table:style-name="表14.B2" office:value-type="string">
            <text:p text:style-name="P11">その他</text:p>
          </table:table-cell>
          <table:table-cell table:style-name="表14.C2" office:value-type="string">
            <text:list xml:id="list2567422611118293856" text:style-name="L238">
              <text:list-item>
                <text:p text:style-name="P258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0">12</text:p>
          </table:table-cell>
          <table:table-cell table:style-name="表14.B2" office:value-type="string">
            <text:p text:style-name="P11">やってもらったこと</text:p>
          </table:table-cell>
          <table:table-cell table:style-name="表14.C2" office:value-type="string">
            <text:list xml:id="list4927547563115124615" text:style-name="L239">
              <text:list-item>
                <text:p text:style-name="P259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危険予知、危険感知</text:p>
          </table:table-cell>
          <table:table-cell table:style-name="表14.C2" office:value-type="string">
            <text:list xml:id="list199452761772855761" text:style-name="L240">
              <text:list-item>
                <text:p text:style-name="P260">命、ケガには関連しないが、足場の突起物について。幅の狭い足場。打設ようの、壁板。を、支えているサポート、パイプ。を、止めている、トンボの類いの小物。に、ウィンブレなどが、ひっかかる。やぶれる。昨日は、破れることはなかった。</text:p>
              </text:list-item>
            </text:list>
          </table:table-cell>
        </table:table-row>
      </table:table>
      <text:p text:style-name="P15"/>
      <text:p text:style-name="P4">[/ XXXX] 20210316_180155</text:p>
      <text:p text:style-name="P5"/>
      <text:p text:style-name="P8"/>
      <text:p text:style-name="P2">---------------------------------------------------------------</text:p>
      <text:p text:style-name="P4">[XXX] 20210404_130754</text:p>
      <text:p text:style-name="P15">myself / towa diary / XXX</text:p>
      <text:p text:style-name="P3"><text:span text:style-name="T3">作業日：04</text:span><text:span text:style-name="T5">/02</text:span><text:span text:style-name="T4"> sa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0">現場</text:p>
          </table:table-cell>
          <table:table-cell table:style-name="表15.C1" office:value-type="string">
            <text:p text:style-name="P11">パティーナ西高島平</text:p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0">天気</text:p>
          </table:table-cell>
          <table:table-cell table:style-name="表15.C2" office:value-type="string">
            <text:p text:style-name="P11">晴れ。雲あり。</text:p>
          </table:table-cell>
        </table:table-row>
        <table:table-row>
          <table:table-cell table:style-name="表15.A2" office:value-type="float" office:value="3">
            <text:p text:style-name="P10">3</text:p>
          </table:table-cell>
          <table:table-cell table:style-name="表15.B2" office:value-type="string">
            <text:p text:style-name="P10">最寄り</text:p>
          </table:table-cell>
          <table:table-cell table:style-name="表15.C2" office:value-type="string">
            <text:p text:style-name="P11">西高島平駅</text:p>
          </table:table-cell>
        </table:table-row>
        <table:table-row>
          <table:table-cell table:style-name="表15.B2" office:value-type="string">
            <text:p text:style-name="P10">3-2</text:p>
            <text:p text:style-name="P10"/>
          </table:table-cell>
          <table:table-cell table:style-name="表15.B2" office:value-type="string">
            <text:p text:style-name="P11">開始／終了時刻</text:p>
          </table:table-cell>
          <table:table-cell table:style-name="表15.C2" office:value-type="string">
            <text:list xml:id="list2730923936200382471" text:style-name="L241">
              <text:list-item>
                <text:p text:style-name="P261">開始　：　８：２５ぐらいか</text:p>
              </text:list-item>
              <text:list-item>
                <text:p text:style-name="P261">詰所到着　：　１１：３０ぐらいか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0">4</text:p>
          </table:table-cell>
          <table:table-cell table:style-name="表15.B2" office:value-type="string">
            <text:p text:style-name="P10">他職：ポンプ</text:p>
          </table:table-cell>
          <table:table-cell table:style-name="表15.C2" office:value-type="string">
            <text:list xml:id="list4954542928087911337" text:style-name="L242">
              <text:list-item>
                <text:p text:style-name="P262">３人。ベトナム人か、２人。若い。２０後半ぐらいか。</text:p>
              </text:list-item>
              <text:list-item>
                <text:p text:style-name="P262">ホース捌き担当の人。１７３ぐらい。体つきがいい。唇が厚い。まつげが長い。水の滴る、美男子。</text:p>
              </text:list-item>
              <text:list-item>
                <text:p text:style-name="P262">２人目のベトナム人。中国系か、東北アジア系の顔立ち。タバコをしばしば吸っている。その時の表情は、険しい。目鼻は、整っている。ヨーロッパ人の顔立ちを基準にした場合。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0">5</text:p>
          </table:table-cell>
          <table:table-cell table:style-name="表15.B2" office:value-type="string">
            <text:p text:style-name="P10">他職：土工さん</text:p>
          </table:table-cell>
          <table:table-cell table:style-name="表15.C2" office:value-type="string">
            <text:list xml:id="list458426904755214816" text:style-name="L243">
              <text:list-item>
                <text:p text:style-name="P263">バイブ２人。私の担当した人は、割と年配か。バイブのたるみが生じると、すぐに、反射的に、解こうとする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0">6</text:p>
          </table:table-cell>
          <table:table-cell table:style-name="表15.B2" office:value-type="string">
            <text:p text:style-name="P10">他職：電気屋さんの相番の<text:soft-page-break/>人</text:p>
          </table:table-cell>
          <table:table-cell table:style-name="表15.C2" office:value-type="string">
            <text:list xml:id="list5339327792429514724" text:style-name="L244">
              <text:list-item>
                <text:p text:style-name="P264">本職の人か。１６５ぐらい、やや小柄。朝、スラブへ上がるとき、ロングで一緒になる。顔の表情が、気が抜けた様子。疲労か。３０前後か。まだ若いだろう。</text:p>
              </text:list-item>
            </text:list>
          </table:table-cell>
        </table:table-row>
        <table:table-row>
          <table:table-cell table:style-name="表15.B2" office:value-type="string">
            <text:p text:style-name="P10">6--2</text:p>
          </table:table-cell>
          <table:table-cell table:style-name="表15.B2" office:value-type="string">
            <text:p text:style-name="P10">他職：<text:span text:style-name="T2">警備</text:span></text:p>
          </table:table-cell>
          <table:table-cell table:style-name="表15.C2" office:value-type="string">
            <text:list xml:id="list7566435878372853586" text:style-name="L245">
              <text:list-item>
                <text:p text:style-name="P265">３人。一人、職長さんの人。朝、現場についたとき、詰所の場所を教えてくれる。</text:p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土間屋さん</text:span></text:p>
          </table:table-cell>
          <table:table-cell table:style-name="表15.C2" office:value-type="string">
            <text:list xml:id="list2116393189301999731" text:style-name="L246">
              <text:list-item>
                <text:p text:style-name="P266">３人。一人は、年配。５０後半か。他の２人は、４０前後か。あるいは、３０半ば。</text:p>
              </text:list-item>
              <text:list-item>
                <text:p text:style-name="P266">バイブの電線が、仕上げた床面に触れてしまい、わずかに凹みが生じる。その旨を、若い方の人の一人に、伝えて、詫びる。</text:p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大工さん</text:span></text:p>
          </table:table-cell>
          <table:table-cell table:style-name="表15.C2" office:value-type="string">
            <text:list xml:id="list3299616021351128760" text:style-name="L247">
              <text:list-item>
                <text:p text:style-name="P267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0">7</text:p>
          </table:table-cell>
          <table:table-cell table:style-name="表15.B2" office:value-type="string">
            <text:p text:style-name="P10">監督さん</text:p>
          </table:table-cell>
          <table:table-cell table:style-name="表15.C2" office:value-type="string">
            <text:list xml:id="list4431868792474619213" text:style-name="L248">
              <text:list-item>
                <text:p text:style-name="P268">２人。スラブ担当の人は、４０ぐらいか。若く見える。テキパキとした動き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0">8</text:p>
          </table:table-cell>
          <table:table-cell table:style-name="表15.B2" office:value-type="string">
            <text:p text:style-name="P10">発注者の方</text:p>
          </table:table-cell>
          <table:table-cell table:style-name="表15.C2" office:value-type="string">
            <text:list xml:id="list2035927619570112228" text:style-name="L249">
              <text:list-item>
                <text:p text:style-name="P269">鈴木さん、ホクシン。朝の連絡。朝礼のことを仰る。朝礼で報告することを伝えてくださる。最後、「分かった？」と、確かめら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東和からの同僚</text:p>
          </table:table-cell>
          <table:table-cell table:style-name="表15.C2" office:value-type="string">
            <text:list xml:id="list3293563224024819190" text:style-name="L250">
              <text:list-item>
                <text:p text:style-name="P270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0">9</text:p>
          </table:table-cell>
          <table:table-cell table:style-name="表15.B2" office:value-type="string">
            <text:p text:style-name="P10">現場見取り図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10">
            <text:p text:style-name="P10">10</text:p>
          </table:table-cell>
          <table:table-cell table:style-name="表15.B2" office:value-type="string">
            <text:p text:style-name="P11">段取り</text:p>
          </table:table-cell>
          <table:table-cell table:style-name="表15.C2" office:value-type="string">
            <text:list xml:id="list5362619600827372354" text:style-name="L251">
              <text:list-item>
                <text:p text:style-name="P271">階段の手前の柱。そして、階段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行き帰りでの出来事、見聞</text:p>
          </table:table-cell>
          <table:table-cell table:style-name="表15.C2" office:value-type="string">
            <text:list xml:id="list209382244516477463" text:style-name="L252">
              <text:list-item>
                <text:p text:style-name="P272">親子連れ。夫婦、子供２人、女の子、男の子。の、組合せ、２組。が、印象に映る。１組は、電車の中。端のユニットに座っている。もうひと組は、宮前平駅で、ホームに降りたとき。前を歩いてい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周囲の事物</text:p>
          </table:table-cell>
          <table:table-cell table:style-name="表15.C2" office:value-type="string">
            <text:list xml:id="list5348183920956987302" text:style-name="L253">
              <text:list-item>
                <text:p text:style-name="P273">西高島平駅は、終点駅。</text:p>
              </text:list-item>
              <text:list-item>
                <text:p text:style-name="P273">タイヤの販売店。２軒。現場と同じ通りに１つ。現場の斜め向かいに、もう一つ。</text:p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0">11</text:p>
          </table:table-cell>
          <table:table-cell table:style-name="表15.B2" office:value-type="string">
            <text:p text:style-name="P11">その他</text:p>
          </table:table-cell>
          <table:table-cell table:style-name="表15.C2" office:value-type="string">
            <text:list xml:id="list6617839475495908839" text:style-name="L254">
              <text:list-item>
                <text:p text:style-name="P274">打設が終わって、地上へ降りてくる。詰所に着く。安全帯を下ろす。しまおうとして、再び手に取る。水筒が袋に入っていないのに気づく。捨て置こうかと思う。何度か思考の輪を回したあと、戻ろうと決める。外へ出る。ゲートの前を右折。ポンプ車の前を通る。そこで、地面に、水筒を発見。拾い上げる。戻るとき、警備さんの一人、年配の人が、「車の油かと思ったよ」、と伝える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0">12</text:p>
          </table:table-cell>
          <table:table-cell table:style-name="表15.B2" office:value-type="string">
            <text:p text:style-name="P11">やってもらったこと</text:p>
          </table:table-cell>
          <table:table-cell table:style-name="表15.C2" office:value-type="string">
            <text:list xml:id="list1508859862786271807" text:style-name="L255">
              <text:list-item>
                <text:p text:style-name="P275">警備の職長さんに、詰所の場所を教えてもらった。</text:p>
              </text:list-item>
              <text:list-item>
                <text:p text:style-name="P275">土工の、バイブ担当の一人。私が受け持った人ではない方の人。最後、バイブ１本にしたあと、私がスイッチを入れると、「おれ、やろうか」、と言ってく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危険予知、危険感知</text:p>
          </table:table-cell>
          <table:table-cell table:style-name="表15.C2" office:value-type="string">
            <text:list xml:id="list5878007288461271407" text:style-name="L256">
              <text:list-item>
                <text:p text:style-name="P276">打設終わり。階段を降りるとき、脱いだ服を、片腕に抱えていた。使えるては１つのみ。</text:p>
              </text:list-item>
            </text:list>
          </table:table-cell>
        </table:table-row>
      </table:table>
      <text:p text:style-name="P15"/>
      <text:p text:style-name="P4"><text:soft-page-break/>[/ XXXX] 20210404_133227</text:p>
      <text:p text:style-name="P15"/>
      <text:p text:style-name="P8"/>
      <text:p text:style-name="P2">---------------------------------------------------------------</text:p>
      <text:p text:style-name="P4">[XXX] 20210426_120026</text:p>
      <text:p text:style-name="P15">myself / towa diary / XXX</text:p>
      <text:p text:style-name="P3"><text:span text:style-name="T3">作業日：4</text:span><text:span text:style-name="T5">/23</text:span><text:span text:style-name="T4"> f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0">現場</text:p>
          </table:table-cell>
          <table:table-cell table:style-name="表16.C1" office:value-type="string">
            <text:p text:style-name="P11">豊岡町マンション新築工事</text:p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0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0">最寄り</text:p>
          </table:table-cell>
          <table:table-cell table:style-name="表16.C2" office:value-type="string">
            <text:p text:style-name="P11">鶴見駅</text:p>
          </table:table-cell>
        </table:table-row>
        <table:table-row>
          <table:table-cell table:style-name="表16.B2" office:value-type="string">
            <text:p text:style-name="P10">3-2</text:p>
            <text:p text:style-name="P10"/>
          </table:table-cell>
          <table:table-cell table:style-name="表16.B2" office:value-type="string">
            <text:p text:style-name="P11">開始／終了時刻</text:p>
          </table:table-cell>
          <table:table-cell table:style-name="表16.C2" office:value-type="string">
            <text:list xml:id="list2989622057462791448" text:style-name="L257">
              <text:list-item>
                <text:p text:style-name="P277">開始　：　９：１０頃</text:p>
              </text:list-item>
              <text:list-item>
                <text:p text:style-name="P277">詰所到着　１２：２０頃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0">4</text:p>
          </table:table-cell>
          <table:table-cell table:style-name="表16.B2" office:value-type="string">
            <text:p text:style-name="P10">他職：ポンプ</text:p>
          </table:table-cell>
          <table:table-cell table:style-name="表16.C2" office:value-type="string">
            <text:list xml:id="list4775591418141347391" text:style-name="L258">
              <text:list-item>
                <text:p text:style-name="P278">那須産業。２人。共に日本人。一人は、前回に入った時に、いた人。キリっとした顔立ちの人。日に焼けている。監督に、いま何台目か、しばしば問いただしていた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0">5</text:p>
          </table:table-cell>
          <table:table-cell table:style-name="表16.B2" office:value-type="string">
            <text:p text:style-name="P10">他職：土工さん</text:p>
          </table:table-cell>
          <table:table-cell table:style-name="表16.C2" office:value-type="string">
            <text:list xml:id="list8491221454062068624" text:style-name="L259">
              <text:list-item>
                <text:p text:style-name="P279">年配の人だけ。親方さんは、前回にもいた。キビキビした人。</text:p>
              </text:list-item>
              <text:list-item>
                <text:p text:style-name="P279">私が担当した人。年配。最後、私が足場にいる。その人は、先に一本を片付ける。下から足場階段を上がってくる。私が、バイブのスイッチを持っている。「ちくしょう、なんだこれは、」などと、その人が、悪態をつく。私が、「おれ、あれかな？」と言う。その人が、「うん、もうあがっていいよ」と言ってくれ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0">6</text:p>
          </table:table-cell>
          <table:table-cell table:style-name="表16.B2" office:value-type="string">
            <text:p text:style-name="P10">他職：電気屋さんの相番の人</text:p>
          </table:table-cell>
          <table:table-cell table:style-name="表16.C2" office:value-type="string">
            <text:list xml:id="list1834307607014475754" text:style-name="L260">
              <text:list-item>
                <text:p text:style-name="P280">本職の人。４０半ばか。終わったあと、詰所で、一人、タバコを吸ってい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>6--2</text:p>
          </table:table-cell>
          <table:table-cell table:style-name="表16.B2" office:value-type="string">
            <text:p text:style-name="P10">他職：<text:span text:style-name="T2">警備</text:span></text:p>
          </table:table-cell>
          <table:table-cell table:style-name="表16.C2" office:value-type="string">
            <text:list xml:id="list3913429055953690047" text:style-name="L261">
              <text:list-item>
                <text:p text:style-name="P281">２人。職長の人、前回もいた。朝、ゲートの前。植え込みの中に、ブロックを積んであるもの。に、腰掛けて、本を読んでいる。その人が来る。私の肩を叩く。「そこ、俺の場所なんだよ」と、告げ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土間屋さん</text:span></text:p>
          </table:table-cell>
          <table:table-cell table:style-name="表16.C2" office:value-type="string">
            <text:list xml:id="list5823295187451592977" text:style-name="L262">
              <text:list-item>
                <text:p text:style-name="P282">３人。みな、日本人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大工さん</text:span></text:p>
          </table:table-cell>
          <table:table-cell table:style-name="表16.C2" office:value-type="string">
            <text:list xml:id="list4830408462813436948" text:style-name="L263">
              <text:list-item>
                <text:p text:style-name="P283">前回の、５０半ばぐらいの人、ではない。</text:p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0">7</text:p>
          </table:table-cell>
          <table:table-cell table:style-name="表16.B2" office:value-type="string">
            <text:p text:style-name="P10">監督さん</text:p>
          </table:table-cell>
          <table:table-cell table:style-name="表16.C2" office:value-type="string">
            <text:list xml:id="list7801288811376656362" text:style-name="L264">
              <text:list-item>
                <text:p text:style-name="P284">前回と同じ。若い人が、スラブ担当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8">
            <text:p text:style-name="P10">8</text:p>
          </table:table-cell>
          <table:table-cell table:style-name="表16.B2" office:value-type="string">
            <text:p text:style-name="P10">発注者の方</text:p>
          </table:table-cell>
          <table:table-cell table:style-name="表16.C2" office:value-type="string">
            <text:list xml:id="list2629910524546112447" text:style-name="L265">
              <text:list-item>
                <text:p text:style-name="P285">岩渕さん。聞いたら、両親とも、東京の人。「岩渕」という名前は、東北に多い、とのこと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東和からの同僚</text:p>
          </table:table-cell>
          <table:table-cell table:style-name="表16.C2" office:value-type="string">
            <text:list xml:id="list8583921332069174571" text:style-name="L266">
              <text:list-item>
                <text:p text:style-name="P286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0">9</text:p>
          </table:table-cell>
          <table:table-cell table:style-name="表16.B2" office:value-type="string">
            <text:p text:style-name="P10">現場見取り図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A2" office:value-type="float" office:value="10">
            <text:p text:style-name="P10">10</text:p>
          </table:table-cell>
          <table:table-cell table:style-name="表16.B2" office:value-type="string">
            <text:p text:style-name="P11">段取り</text:p>
          </table:table-cell>
          <table:table-cell table:style-name="表16.C2" office:value-type="string">
            <text:list xml:id="list4945994031576533040" text:style-name="L267">
              <text:list-item>
                <text:p text:style-name="P287">エレベータ周りから。パラペットは、スラブの壁を打ってから、始めた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行き帰りでの出来事、見聞</text:p>
          </table:table-cell>
          <table:table-cell table:style-name="表16.C2" office:value-type="string">
            <text:list xml:id="list6930349195701197705" text:style-name="L268">
              <text:list-item>
                <text:p text:style-name="P288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周囲の事物</text:p>
          </table:table-cell>
          <table:table-cell table:style-name="表16.C2" office:value-type="string">
            <text:list xml:id="list669502086383659498" text:style-name="L269">
              <text:list-item>
                <text:p text:style-name="P289">向かいに、店舗。エアコンの取り付け。もう一つは、動物病院。</text:p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10">11</text:p>
          </table:table-cell>
          <table:table-cell table:style-name="表16.B2" office:value-type="string">
            <text:p text:style-name="P11">その他</text:p>
          </table:table-cell>
          <table:table-cell table:style-name="表16.C2" office:value-type="string">
            <text:list xml:id="list8888569624858020099" text:style-name="L270">
              <text:list-item>
                <text:p text:style-name="P290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0">12</text:p>
          </table:table-cell>
          <table:table-cell table:style-name="表16.B2" office:value-type="string">
            <text:p text:style-name="P11">やってもらったこと</text:p>
          </table:table-cell>
          <table:table-cell table:style-name="表16.C2" office:value-type="string">
            <text:list xml:id="list2236766435737624099" text:style-name="L271">
              <text:list-item>
                <text:p text:style-name="P291">朝、ロングで上がる。ポンプ屋さんの、お二方。そのうちのお一人に、操作をやってもらう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危険予知、危険感知</text:p>
          </table:table-cell>
          <table:table-cell table:style-name="表16.C2" office:value-type="string">
            <text:list xml:id="list822057189736401592" text:style-name="L272">
              <text:list-item>
                <text:p text:style-name="P292">足場の一部。防音のシートをはがして、ポンプのアームを通している。その区間は、斜めに渡してあるかすがいも、外している。その区間の足場に立つと、外側へ落ちるのを遮るものはない。</text:p>
              </text:list-item>
            </text:list>
          </table:table-cell>
        </table:table-row>
      </table:table>
      <text:p text:style-name="P15"/>
      <text:p text:style-name="P4">[/ XXXX] 20210426_123422</text:p>
      <text:p text:style-name="P15"/>
      <text:p text:style-name="P15"/>
      <text:p text:style-name="P8"/>
      <text:p text:style-name="P2">---------------------------------------------------------------</text:p>
      <text:p text:style-name="P4">[XXX] 20210429_175405</text:p>
      <text:p text:style-name="P15">myself / towa diary / XXX</text:p>
      <text:p text:style-name="P3"><text:span text:style-name="T3">作業日：4</text:span><text:span text:style-name="T5">/27</text:span><text:span text:style-name="T4"> tu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0">現場</text:p>
          </table:table-cell>
          <table:table-cell table:style-name="表17.C1" office:value-type="string">
            <text:p text:style-name="P11">クリオ綱島新築工事</text:p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0">天気</text:p>
          </table:table-cell>
          <table:table-cell table:style-name="表17.C2" office:value-type="string">
            <text:p text:style-name="P11">晴れ</text:p>
          </table:table-cell>
        </table:table-row>
        <table:table-row>
          <table:table-cell table:style-name="表17.A2" office:value-type="float" office:value="3">
            <text:p text:style-name="P10">3</text:p>
          </table:table-cell>
          <table:table-cell table:style-name="表17.B2" office:value-type="string">
            <text:p text:style-name="P10">最寄り</text:p>
          </table:table-cell>
          <table:table-cell table:style-name="表17.C2" office:value-type="string">
            <text:p text:style-name="P11">日吉本町</text:p>
          </table:table-cell>
        </table:table-row>
        <table:table-row>
          <table:table-cell table:style-name="表17.B2" office:value-type="string">
            <text:p text:style-name="P10">3-2</text:p>
            <text:p text:style-name="P10"/>
          </table:table-cell>
          <table:table-cell table:style-name="表17.B2" office:value-type="string">
            <text:p text:style-name="P11">開始／終了時刻</text:p>
          </table:table-cell>
          <table:table-cell table:style-name="表17.C2" office:value-type="string">
            <text:list xml:id="list3084600650810740717" text:style-name="L273">
              <text:list-item>
                <text:p text:style-name="P293">開始　：９：１５頃か</text:p>
              </text:list-item>
              <text:list-item>
                <text:p text:style-name="P293">詰所到着　：　４：２０ぐらい</text:p>
              </text:list-item>
            </text:list>
          </table:table-cell>
        </table:table-row>
        <text:soft-page-break/>
        <table:table-row>
          <table:table-cell table:style-name="表17.A2" office:value-type="float" office:value="4">
            <text:p text:style-name="P10">4</text:p>
          </table:table-cell>
          <table:table-cell table:style-name="表17.B2" office:value-type="string">
            <text:p text:style-name="P10">他職：ポンプ</text:p>
          </table:table-cell>
          <table:table-cell table:style-name="表17.C2" office:value-type="string">
            <text:list xml:id="list3301585165392396455" text:style-name="L274">
              <text:list-item>
                <text:p text:style-name="P294">松本商会。２人。一人は、ベトナムの人。捌き担当。もう一人の人は、日本人。どちらも、以前に一緒になったことがある。</text:p>
              </text:list-item>
              <text:list-item>
                <text:p text:style-name="P294">日本人の人、１７５ぐらい。大柄。無口。声は出さず、手真似で伝える。目の様子が、なにか発達関連の特徴のある人、の顔。</text:p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0">5</text:p>
          </table:table-cell>
          <table:table-cell table:style-name="表17.B2" office:value-type="string">
            <text:p text:style-name="P10">他職：土工さん</text:p>
          </table:table-cell>
          <table:table-cell table:style-name="表17.C2" office:value-type="string">
            <text:list xml:id="list1322526925484102991" text:style-name="L275">
              <text:list-item>
                <text:p text:style-name="P295">職長らしき人、髪を銀色に染めている。１７３ぐらい。ガタイがいい。昼の休みに入るとき、デリバリの人は、スラブの我々に、何の伝達もしない。そのことを、強く怒っていた。</text:p>
              </text:list-item>
              <text:list-item>
                <text:p text:style-name="P295">ベトナムの人、２人。一人は、１７０弱。顔が縦長い。目が、上に凸の、三角形。ときどき、目をギュッギュッと、閉め開けする。神経の不調か。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0">6</text:p>
          </table:table-cell>
          <table:table-cell table:style-name="表17.B2" office:value-type="string">
            <text:p text:style-name="P10">他職：電気屋さんの相番の人</text:p>
          </table:table-cell>
          <table:table-cell table:style-name="表17.C2" office:value-type="string">
            <text:list xml:id="list6441372499801489884" text:style-name="L276">
              <text:list-item>
                <text:p text:style-name="P296">年配の人。小柄。本職の人か。相番の仕事は、慣れた風。相番が終わったあと、しばし現場に立っている。ふと見ると、この人が、少し離れたところで、手招きしている。一緒に詰所へ戻る。</text:p>
              </text:list-item>
            </text:list>
          </table:table-cell>
        </table:table-row>
        <table:table-row>
          <table:table-cell table:style-name="表17.B2" office:value-type="string">
            <text:p text:style-name="P10">6--2</text:p>
          </table:table-cell>
          <table:table-cell table:style-name="表17.B2" office:value-type="string">
            <text:p text:style-name="P10">他職：<text:span text:style-name="T2">警備</text:span></text:p>
          </table:table-cell>
          <table:table-cell table:style-name="表17.C2" office:value-type="string">
            <text:list xml:id="list7316676083089265723" text:style-name="L277">
              <text:list-item>
                <text:p text:style-name="P297">３人。職長らしき人、メガネあり。４０前半ぐらいか。他の２人は、６０半ばぐらい。老人の外見。</text:p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土間屋さん</text:span></text:p>
          </table:table-cell>
          <table:table-cell table:style-name="表17.C2" office:value-type="string">
            <text:list xml:id="list6116437235027864263" text:style-name="L278">
              <text:list-item>
                <text:p text:style-name="P298"/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大工さん</text:span></text:p>
          </table:table-cell>
          <table:table-cell table:style-name="表17.C2" office:value-type="string">
            <text:list xml:id="list7501604766459574776" text:style-name="L279">
              <text:list-item>
                <text:p text:style-name="P299">小柄な人。５０半ばか。スラブの外周部のパネル。そこへ、土工の人が足をかける。のを見て、２，３度、注意を促していた。</text:p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0">7</text:p>
          </table:table-cell>
          <table:table-cell table:style-name="表17.B2" office:value-type="string">
            <text:p text:style-name="P10">監督さん</text:p>
          </table:table-cell>
          <table:table-cell table:style-name="表17.C2" office:value-type="string">
            <text:list xml:id="list1748898294579838535" text:style-name="L280">
              <text:list-item>
                <text:p text:style-name="P300">１７５ぐらい。痩せている。小顔。南方の顔立ち。３０前半か。仕事に慣れた身のこなし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0">8</text:p>
          </table:table-cell>
          <table:table-cell table:style-name="表17.B2" office:value-type="string">
            <text:p text:style-name="P10">発注者の方</text:p>
          </table:table-cell>
          <table:table-cell table:style-name="表17.C2" office:value-type="string">
            <text:list xml:id="list3218255553751291980" text:style-name="L281">
              <text:list-item>
                <text:p text:style-name="P301">星社長。メガネあり。朝礼後、打設現場へ、連れて行ってくれる。</text:p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東和からの同僚</text:p>
          </table:table-cell>
          <table:table-cell table:style-name="表17.C2" office:value-type="string">
            <text:list xml:id="list2198220844329751585" text:style-name="L282">
              <text:list-item>
                <text:p text:style-name="P302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0">9</text:p>
          </table:table-cell>
          <table:table-cell table:style-name="表17.B2" office:value-type="string">
            <text:p text:style-name="P10">現場見取り図</text:p>
          </table:table-cell>
          <table:table-cell table:style-name="表17.C2" office:value-type="string">
            <text:p text:style-name="P10"/>
          </table:table-cell>
        </table:table-row>
        <table:table-row>
          <table:table-cell table:style-name="表17.A2" office:value-type="float" office:value="10">
            <text:p text:style-name="P10">10</text:p>
          </table:table-cell>
          <table:table-cell table:style-name="表17.B2" office:value-type="string">
            <text:p text:style-name="P11">段取り</text:p>
          </table:table-cell>
          <table:table-cell table:style-name="表17.C2" office:value-type="string">
            <text:list xml:id="list4563973336746996135" text:style-name="L283">
              <text:list-item>
                <text:p text:style-name="P303">最後の箇所は、ポンプのあるのと反対側。終盤、土工の職長さんが、ポンプの人に、「盛り変えようか？」と尋ねる。「いや、いい」と、言ってくれる。</text:p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行き帰りでの出来事、見聞</text:p>
          </table:table-cell>
          <table:table-cell table:style-name="表17.C2" office:value-type="string">
            <text:list xml:id="list6242914160077236876" text:style-name="L284">
              <text:list-item>
                <text:p text:style-name="P304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周囲の事物</text:p>
          </table:table-cell>
          <table:table-cell table:style-name="表17.C2" office:value-type="string">
            <text:list xml:id="list7635607004984170750" text:style-name="L285">
              <text:list-item>
                <text:p text:style-name="P305">北と西に、大きなマンション。北は、１０階ぐらい。西は、１４，５階か。</text:p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0">11</text:p>
          </table:table-cell>
          <table:table-cell table:style-name="表17.B2" office:value-type="string">
            <text:p text:style-name="P11">その他</text:p>
          </table:table-cell>
          <table:table-cell table:style-name="表17.C2" office:value-type="string">
            <text:list xml:id="list8760227956605879147" text:style-name="L286">
              <text:list-item>
                <text:p text:style-name="P306"/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0">12</text:p>
          </table:table-cell>
          <table:table-cell table:style-name="表17.B2" office:value-type="string">
            <text:p text:style-name="P11">やって<text:soft-page-break/>もらったこと</text:p>
          </table:table-cell>
          <table:table-cell table:style-name="表17.C2" office:value-type="string">
            <text:list xml:id="list4017817676039376821" text:style-name="L287">
              <text:list-item>
                <text:p text:style-name="P307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危険予知、危険感知</text:p>
          </table:table-cell>
          <table:table-cell table:style-name="表17.C2" office:value-type="string">
            <text:list xml:id="list6007379615747690321" text:style-name="L288">
              <text:list-item>
                <text:p text:style-name="P308"/>
              </text:list-item>
            </text:list>
          </table:table-cell>
        </table:table-row>
      </table:table>
      <text:p text:style-name="P15"/>
      <text:p text:style-name="P4">[/ XXXX] 20210429_181108</text:p>
      <text:p text:style-name="P15"/>
      <text:p text:style-name="P8"/>
      <text:p text:style-name="P2">---------------------------------------------------------------</text:p>
      <text:p text:style-name="P4">[XXX] 20210514_162806</text:p>
      <text:p text:style-name="P15">myself / towa diary / XXX</text:p>
      <text:p text:style-name="P3"><text:span text:style-name="T3">作業日：5</text:span><text:span text:style-name="T5">/12</text:span><text:span text:style-name="T4"> w</text:span>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0">1</text:p>
          </table:table-cell>
          <table:table-cell table:style-name="表18.B1" office:value-type="string">
            <text:p text:style-name="P10">現場</text:p>
          </table:table-cell>
          <table:table-cell table:style-name="表18.C1" office:value-type="string">
            <text:p text:style-name="P11">大森町プロジェクト</text:p>
          </table:table-cell>
        </table:table-row>
        <table:table-row>
          <table:table-cell table:style-name="表18.A2" office:value-type="float" office:value="2">
            <text:p text:style-name="P10">2</text:p>
          </table:table-cell>
          <table:table-cell table:style-name="表18.B2" office:value-type="string">
            <text:p text:style-name="P10">天気</text:p>
          </table:table-cell>
          <table:table-cell table:style-name="表18.C2" office:value-type="string">
            <text:p text:style-name="P11">晴れ。のち、曇り。</text:p>
          </table:table-cell>
        </table:table-row>
        <table:table-row>
          <table:table-cell table:style-name="表18.A2" office:value-type="float" office:value="3">
            <text:p text:style-name="P10">3</text:p>
          </table:table-cell>
          <table:table-cell table:style-name="表18.B2" office:value-type="string">
            <text:p text:style-name="P10">最寄り</text:p>
          </table:table-cell>
          <table:table-cell table:style-name="表18.C2" office:value-type="string">
            <text:p text:style-name="P11">大森町駅</text:p>
          </table:table-cell>
        </table:table-row>
        <table:table-row>
          <table:table-cell table:style-name="表18.B2" office:value-type="string">
            <text:p text:style-name="P10">3-2</text:p>
            <text:p text:style-name="P10"/>
          </table:table-cell>
          <table:table-cell table:style-name="表18.B2" office:value-type="string">
            <text:p text:style-name="P11">開始／終了時刻</text:p>
          </table:table-cell>
          <table:table-cell table:style-name="表18.C2" office:value-type="string">
            <text:list xml:id="list3925139428221933855" text:style-name="L321">
              <text:list-item>
                <text:p text:style-name="P339">開始　：　９：１５ぐらい</text:p>
              </text:list-item>
              <text:list-item>
                <text:p text:style-name="P339">詰所到着　１５：２０頃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0">4</text:p>
          </table:table-cell>
          <table:table-cell table:style-name="表18.B2" office:value-type="string">
            <text:p text:style-name="P10">他職：ポンプ</text:p>
          </table:table-cell>
          <table:table-cell table:style-name="表18.C2" office:value-type="string">
            <text:list xml:id="list5187052515388078350" text:style-name="L289">
              <text:list-item>
                <text:p text:style-name="P309">３人。職長さんは、日本人。５０半ばか。以前に、一緒になったことがある。二重の眼。腹がいくぶん出ている。</text:p>
              </text:list-item>
              <text:list-item>
                <text:p text:style-name="P309">他の２人は、ベトナム人。一人は、１６０少しか、小柄。太め。３０後半か。ホースの引き回しを担当。落ち着いている。</text:p>
              </text:list-item>
              <text:list-item>
                <text:p text:style-name="P309">もう一人は、３０前後か。若く見える。１７０少し。やや、痩せている。途中、入れ替え待ちのとき、話しをする。ヘルメットにかぶせている、麦わら帽子のつば。日本で買ったのか、と私が尋ねる。そうだ、と答える。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0">5</text:p>
          </table:table-cell>
          <table:table-cell table:style-name="表18.B2" office:value-type="string">
            <text:p text:style-name="P10">他職：土工さん</text:p>
          </table:table-cell>
          <table:table-cell table:style-name="表18.C2" office:value-type="string">
            <text:list xml:id="list6994047098044661912" text:style-name="L290">
              <text:list-item>
                <text:p text:style-name="P310">バイブ２人。私の担当は、５０後半ぐらいの人。年配に見える。発達系の特徴がある。目の動き、目の焦点の推移などから察するに。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0">6</text:p>
          </table:table-cell>
          <table:table-cell table:style-name="表18.B2" office:value-type="string">
            <text:p text:style-name="P10">他職：電気屋さんの相番の人</text:p>
          </table:table-cell>
          <table:table-cell table:style-name="表18.C2" office:value-type="string">
            <text:list xml:id="list6675607558243292031" text:style-name="L291">
              <text:list-item>
                <text:p text:style-name="P311">本職の人か。終了後、詰所で、電気の職長さんと談話している。</text:p>
              </text:list-item>
              <text:list-item>
                <text:p text:style-name="P311">打設中。しばしば、ハッカで結束している。打設の状況には、頓着する様子はなし。結束していて、バイブがたわんで、進行に、いくらか邪魔になってしまっていても、まったく関係のないことのように、結束の作業を続けている。結束が終わって、再びバイブに戻っても、「わるい、わるい」などの素振りは、まったく見えない。</text:p>
              </text:list-item>
            </text:list>
          </table:table-cell>
        </table:table-row>
        <table:table-row>
          <table:table-cell table:style-name="表18.B2" office:value-type="string">
            <text:p text:style-name="P10">6--2</text:p>
          </table:table-cell>
          <table:table-cell table:style-name="表18.B2" office:value-type="string">
            <text:p text:style-name="P10">他職：<text:span text:style-name="T2">警備</text:span></text:p>
          </table:table-cell>
          <table:table-cell table:style-name="表18.C2" office:value-type="string">
            <text:list xml:id="list4666758001316985547" text:style-name="L292">
              <text:list-item>
                <text:p text:style-name="P312">２人。職長さんは、５０後半か。顔が浅黒い。目がギョロッとしている。朝、朝礼前、喫煙所で、横に渡したパイプを支えとして、斜めの腕立てをしていた。</text:p>
              </text:list-item>
            </text:list>
          </table:table-cell>
        </table:table-row>
        <text:soft-page-break/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土間屋さん</text:span></text:p>
          </table:table-cell>
          <table:table-cell table:style-name="表18.C2" office:value-type="string">
            <text:list xml:id="list3474313628019038245" text:style-name="L293">
              <text:list-item>
                <text:p text:style-name="P313"/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大工さん</text:span></text:p>
          </table:table-cell>
          <table:table-cell table:style-name="表18.C2" office:value-type="string">
            <text:list xml:id="list1152530149021307082" text:style-name="L294">
              <text:list-item>
                <text:p text:style-name="P314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0">7</text:p>
          </table:table-cell>
          <table:table-cell table:style-name="表18.B2" office:value-type="string">
            <text:p text:style-name="P10">監督さん</text:p>
          </table:table-cell>
          <table:table-cell table:style-name="表18.C2" office:value-type="string">
            <text:list xml:id="list5488868409998485231" text:style-name="L295">
              <text:list-item>
                <text:p text:style-name="P315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0">8</text:p>
          </table:table-cell>
          <table:table-cell table:style-name="表18.B2" office:value-type="string">
            <text:p text:style-name="P10">発注者の方</text:p>
          </table:table-cell>
          <table:table-cell table:style-name="表18.C2" office:value-type="string">
            <text:list xml:id="list138449243848107932" text:style-name="L296">
              <text:list-item>
                <text:p text:style-name="P316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東和からの同僚</text:p>
          </table:table-cell>
          <table:table-cell table:style-name="表18.C2" office:value-type="string">
            <text:list xml:id="list3210487102044543189" text:style-name="L297">
              <text:list-item>
                <text:p text:style-name="P317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0">9</text:p>
          </table:table-cell>
          <table:table-cell table:style-name="表18.B2" office:value-type="string">
            <text:p text:style-name="P10">現場見取り図</text:p>
          </table:table-cell>
          <table:table-cell table:style-name="表18.C2" office:value-type="string">
            <text:p text:style-name="P10"/>
          </table:table-cell>
        </table:table-row>
        <table:table-row>
          <table:table-cell table:style-name="表18.A2" office:value-type="float" office:value="10">
            <text:p text:style-name="P10">10</text:p>
          </table:table-cell>
          <table:table-cell table:style-name="表18.B2" office:value-type="string">
            <text:p text:style-name="P11">段取り</text:p>
          </table:table-cell>
          <table:table-cell table:style-name="表18.C2" office:value-type="string">
            <text:list xml:id="list4833913984452167754" text:style-name="L298">
              <text:list-item>
                <text:p text:style-name="P318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行き帰りでの出来事、見聞</text:p>
          </table:table-cell>
          <table:table-cell table:style-name="表18.C2" office:value-type="string">
            <text:list xml:id="list5032071767250945880" text:style-name="L299">
              <text:list-item>
                <text:p text:style-name="P319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周囲の事物</text:p>
          </table:table-cell>
          <table:table-cell table:style-name="表18.C2" office:value-type="string">
            <text:list xml:id="list6423727916474700285" text:style-name="L300">
              <text:list-item>
                <text:p text:style-name="P320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0">11</text:p>
          </table:table-cell>
          <table:table-cell table:style-name="表18.B2" office:value-type="string">
            <text:p text:style-name="P11">その他</text:p>
          </table:table-cell>
          <table:table-cell table:style-name="表18.C2" office:value-type="string">
            <text:list xml:id="list7263318263516014928" text:style-name="L301">
              <text:list-item>
                <text:p text:style-name="P321">吹き出し。ポンプの配管を入れている側の、反対側のそれ。２度目の、上げの打設の時、吹き出しに向かって中央、やや左よりの箇所、吹いていしまう。</text:p>
              </text:list-item>
              <text:list-item>
                <text:p text:style-name="P321">朝の移動時。大森町駅ではなく、大森駅に行ってしまう。改札を出て、現地点を出すときになって、気づく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0">12</text:p>
          </table:table-cell>
          <table:table-cell table:style-name="表18.B2" office:value-type="string">
            <text:p text:style-name="P11">やってもらったこと</text:p>
          </table:table-cell>
          <table:table-cell table:style-name="表18.C2" office:value-type="string">
            <text:list xml:id="list4869088589799141581" text:style-name="L302">
              <text:list-item>
                <text:p text:style-name="P322">ホクシンの江澤さん。朝、ペットボトルのお茶をもらった。ほうじ茶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危険予知、危険感知</text:p>
          </table:table-cell>
          <table:table-cell table:style-name="表18.C2" office:value-type="string">
            <text:list xml:id="list8822953982973997008" text:style-name="L303">
              <text:list-item>
                <text:p text:style-name="P323">足場から、縦のパイプにアングルを２箇所付けて、そこへパイプを何本か、保管している。番線で結わえてある。しかし、固定はされていない。重心を乗せると、転がる可能性あり。そうなると、身体のバランスを崩して、転倒するおそれ、あり。</text:p>
              </text:list-item>
            </text:list>
          </table:table-cell>
        </table:table-row>
      </table:table>
      <text:p text:style-name="P15"/>
      <text:p text:style-name="P4">[/ XXXX] 20210514_165024</text:p>
      <text:p text:style-name="P5"/>
      <text:p text:style-name="P8">@@@</text:p>
      <text:p text:style-name="P2">---------------------------------------------------------------</text:p>
      <text:p text:style-name="P4"><text:soft-page-break/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0">1</text:p>
          </table:table-cell>
          <table:table-cell table:style-name="表19.B1" office:value-type="string">
            <text:p text:style-name="P10">現場</text:p>
          </table:table-cell>
          <table:table-cell table:style-name="表19.C1" office:value-type="string">
            <text:p text:style-name="P11"/>
          </table:table-cell>
        </table:table-row>
        <table:table-row>
          <table:table-cell table:style-name="表19.A2" office:value-type="float" office:value="2">
            <text:p text:style-name="P10">2</text:p>
          </table:table-cell>
          <table:table-cell table:style-name="表19.B2" office:value-type="string">
            <text:p text:style-name="P10">天気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A2" office:value-type="float" office:value="3">
            <text:p text:style-name="P10">3</text:p>
          </table:table-cell>
          <table:table-cell table:style-name="表19.B2" office:value-type="string">
            <text:p text:style-name="P10">最寄り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B2" office:value-type="string">
            <text:p text:style-name="P10">3-2</text:p>
            <text:p text:style-name="P10"/>
          </table:table-cell>
          <table:table-cell table:style-name="表19.B2" office:value-type="string">
            <text:p text:style-name="P11">開始／終了時刻</text:p>
          </table:table-cell>
          <table:table-cell table:style-name="表19.C2" office:value-type="string">
            <text:list xml:id="list36729357" text:continue-list="list36732982" text:style-name="L17">
              <text:list-item>
                <text:p text:style-name="P37">開始</text:p>
              </text:list-item>
              <text:list-item>
                <text:p text:style-name="P37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0">4</text:p>
          </table:table-cell>
          <table:table-cell table:style-name="表19.B2" office:value-type="string">
            <text:p text:style-name="P10">他職：ポンプ</text:p>
          </table:table-cell>
          <table:table-cell table:style-name="表19.C2" office:value-type="string">
            <text:list xml:id="list5864519686617552956" text:style-name="L322">
              <text:list-item>
                <text:p text:style-name="P340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0">5</text:p>
          </table:table-cell>
          <table:table-cell table:style-name="表19.B2" office:value-type="string">
            <text:p text:style-name="P10">他職：土工さん</text:p>
          </table:table-cell>
          <table:table-cell table:style-name="表19.C2" office:value-type="string">
            <text:list xml:id="list5254385578123600179" text:style-name="L323">
              <text:list-item>
                <text:p text:style-name="P341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0">6</text:p>
          </table:table-cell>
          <table:table-cell table:style-name="表19.B2" office:value-type="string">
            <text:p text:style-name="P10">他職：電気屋さんの相番の人</text:p>
          </table:table-cell>
          <table:table-cell table:style-name="表19.C2" office:value-type="string">
            <text:list xml:id="list7248527556294843937" text:style-name="L324">
              <text:list-item>
                <text:p text:style-name="P342"/>
              </text:list-item>
            </text:list>
          </table:table-cell>
        </table:table-row>
        <table:table-row>
          <table:table-cell table:style-name="表19.B2" office:value-type="string">
            <text:p text:style-name="P10">6--2</text:p>
          </table:table-cell>
          <table:table-cell table:style-name="表19.B2" office:value-type="string">
            <text:p text:style-name="P10">他職：<text:span text:style-name="T2">警備</text:span></text:p>
          </table:table-cell>
          <table:table-cell table:style-name="表19.C2" office:value-type="string">
            <text:list xml:id="list9145903476861131901" text:style-name="L325">
              <text:list-item>
                <text:p text:style-name="P343"/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土間屋さん</text:span></text:p>
          </table:table-cell>
          <table:table-cell table:style-name="表19.C2" office:value-type="string">
            <text:list xml:id="list2473093569608632430" text:style-name="L326">
              <text:list-item>
                <text:p text:style-name="P344"/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大工さん</text:span></text:p>
          </table:table-cell>
          <table:table-cell table:style-name="表19.C2" office:value-type="string">
            <text:list xml:id="list5655476811469775832" text:style-name="L327">
              <text:list-item>
                <text:p text:style-name="P345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0">7</text:p>
          </table:table-cell>
          <table:table-cell table:style-name="表19.B2" office:value-type="string">
            <text:p text:style-name="P10">監督さん</text:p>
          </table:table-cell>
          <table:table-cell table:style-name="表19.C2" office:value-type="string">
            <text:list xml:id="list3002385772409734219" text:style-name="L328">
              <text:list-item>
                <text:p text:style-name="P346"/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0">8</text:p>
          </table:table-cell>
          <table:table-cell table:style-name="表19.B2" office:value-type="string">
            <text:p text:style-name="P10">発注者の方</text:p>
          </table:table-cell>
          <table:table-cell table:style-name="表19.C2" office:value-type="string">
            <text:list xml:id="list4676909570395594527" text:style-name="L329">
              <text:list-item>
                <text:p text:style-name="P347"/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東和からの同僚</text:p>
          </table:table-cell>
          <table:table-cell table:style-name="表19.C2" office:value-type="string">
            <text:list xml:id="list2153376550458042059" text:style-name="L330">
              <text:list-item>
                <text:p text:style-name="P348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10">9</text:p>
          </table:table-cell>
          <table:table-cell table:style-name="表19.B2" office:value-type="string">
            <text:p text:style-name="P10">現場見取り図</text:p>
          </table:table-cell>
          <table:table-cell table:style-name="表19.C2" office:value-type="string">
            <text:p text:style-name="P10"/>
          </table:table-cell>
        </table:table-row>
        <table:table-row>
          <table:table-cell table:style-name="表19.A2" office:value-type="float" office:value="10">
            <text:p text:style-name="P10">10</text:p>
          </table:table-cell>
          <table:table-cell table:style-name="表19.B2" office:value-type="string">
            <text:p text:style-name="P11">段取り</text:p>
          </table:table-cell>
          <table:table-cell table:style-name="表19.C2" office:value-type="string">
            <text:list xml:id="list4380659126108707327" text:style-name="L331">
              <text:list-item>
                <text:p text:style-name="P349"/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行き帰りでの<text:soft-page-break/>出来事、見聞</text:p>
          </table:table-cell>
          <table:table-cell table:style-name="表19.C2" office:value-type="string">
            <text:list xml:id="list8577586927443323767" text:style-name="L332">
              <text:list-item>
                <text:p text:style-name="P350"/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周囲の事物</text:p>
          </table:table-cell>
          <table:table-cell table:style-name="表19.C2" office:value-type="string">
            <text:list xml:id="list1034590973387781036" text:style-name="L333">
              <text:list-item>
                <text:p text:style-name="P351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0">11</text:p>
          </table:table-cell>
          <table:table-cell table:style-name="表19.B2" office:value-type="string">
            <text:p text:style-name="P11">その他</text:p>
          </table:table-cell>
          <table:table-cell table:style-name="表19.C2" office:value-type="string">
            <text:list xml:id="list5652054539222064088" text:style-name="L334">
              <text:list-item>
                <text:p text:style-name="P352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0">12</text:p>
          </table:table-cell>
          <table:table-cell table:style-name="表19.B2" office:value-type="string">
            <text:p text:style-name="P11">やってもらったこと</text:p>
          </table:table-cell>
          <table:table-cell table:style-name="表19.C2" office:value-type="string">
            <text:list xml:id="list7520000683566512922" text:style-name="L335">
              <text:list-item>
                <text:p text:style-name="P353"/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危険予知、危険感知</text:p>
          </table:table-cell>
          <table:table-cell table:style-name="表19.C2" office:value-type="string">
            <text:list xml:id="list6459957319844955389" text:style-name="L336">
              <text:list-item>
                <text:p text:style-name="P354"/>
              </text:list-item>
            </text:list>
          </table:table-cell>
        </table:table-row>
      </table:table>
      <text:p text:style-name="P15"/>
      <text:p text:style-name="P4">[/ XXXX] </text:p>
      <text:p text:style-name="P5"/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6724562" text:continue-list="list36729357" text:style-name="L17">
              <text:list-item>
                <text:p text:style-name="P37">開始</text:p>
              </text:list-item>
              <text:list-item>
                <text:p text:style-name="P37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1603685944154524479" text:style-name="L304">
              <text:list-item>
                <text:p text:style-name="P324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7560046402787142145" text:style-name="L305">
              <text:list-item>
                <text:p text:style-name="P32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<text:soft-page-break/>相番の人</text:p>
          </table:table-cell>
          <table:table-cell table:style-name="表13.C2" office:value-type="string">
            <text:list xml:id="list4448976054152360011" text:style-name="L306">
              <text:list-item>
                <text:p text:style-name="P326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6890752121870595145" text:style-name="L307">
              <text:list-item>
                <text:p text:style-name="P327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3960178664872518950" text:style-name="L308">
              <text:list-item>
                <text:p text:style-name="P328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525197395273316953" text:style-name="L309">
              <text:list-item>
                <text:p text:style-name="P32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6316386348837995675" text:style-name="L310">
              <text:list-item>
                <text:p text:style-name="P33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8369138654278921241" text:style-name="L311">
              <text:list-item>
                <text:p text:style-name="P331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4621012479731098557" text:style-name="L312">
              <text:list-item>
                <text:p text:style-name="P33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848744931494916620" text:style-name="L313">
              <text:list-item>
                <text:p text:style-name="P333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246862721688141250" text:style-name="L314">
              <text:list-item>
                <text:p text:style-name="P334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109229629982562798" text:style-name="L315">
              <text:list-item>
                <text:p text:style-name="P33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3176330497267611685" text:style-name="L316">
              <text:list-item>
                <text:p text:style-name="P33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700921001519073549" text:style-name="L317">
              <text:list-item>
                <text:p text:style-name="P337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5966080568716452334" text:style-name="L318">
              <text:list-item>
                <text:p text:style-name="P338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6">/--------------------------------------------------------------- [TEMPLATE] /</text:p>
      <text:p text:style-name="P16"><text:soft-page-break/></text:p>
      <text:p text:style-name="P6">--------------------------------------------------------- [STEPS : start] 20191117_134922</text:p>
      <text:list xml:id="list743981761370191846" text:style-name="L319">
        <text:list-item>
          <text:p text:style-name="P357">start apps</text:p>
          <text:list>
            <text:list-item>
              <text:p text:style-name="P357">doc (this)</text:p>
            </text:list-item>
            <text:list-item>
              <text:p text:style-name="P357">folder : C:\WORKS_2\WS\WS_Others.miscs\misc_files</text:p>
            </text:list-item>
            <text:list-item>
              <text:p text:style-name="P357">web page</text:p>
              <text:list>
                <text:list-item>
                  <text:p text:style-name="P357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6"/>
      <text:p text:style-name="P6">--------------------------------------------------------- [STEPS : closing] 20191106_154827</text:p>
      <text:list xml:id="list775152258633102858" text:style-name="L320">
        <text:list-item>
          <text:p text:style-name="P355">close</text:p>
          <text:list>
            <text:list-item>
              <text:p text:style-name="P355">image file</text:p>
            </text:list-item>
            <text:list-item>
              <text:p text:style-name="P355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355">folder : C:\WORKS_2\WS\WS_Others.miscs\misc_files</text:p>
            </text:list-item>
            <text:list-item>
              <text:p text:style-name="P355">this</text:p>
            </text:list-item>
          </text:list>
        </text:list-item>
        <text:list-item>
          <text:p text:style-name="P355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start C:\WORKS_2\shortcuts_docs\end_diary_towa.bat</text:p>
          </table:table-cell>
        </table:table-row>
        <table:table-row>
          <table:table-cell table:style-name="表276.A3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2"/>
          </table:table-cell>
        </table:table-row>
        <table:table-row>
          <table:table-cell table:style-name="表276.A4" office:value-type="string">
            <text:p text:style-name="P12">e &amp;&amp; p</text:p>
          </table:table-cell>
        </table:table-row>
        <table:table-row>
          <table:table-cell table:style-name="表276.A4" office:value-type="string">
            <text:p text:style-name="P12"/>
          </table:table-cell>
        </table:table-row>
      </table:table>
      <text:list xml:id="list36728961" text:continue-numbering="true" text:style-name="L320">
        <text:list-item>
          <text:p text:style-name="P363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5-14T16:50:53.86</dc:date>
    <dc:creator>iwabuchi ken</dc:creator>
    <meta:editing-duration>P1DT14H19M17S</meta:editing-duration>
    <meta:editing-cycles>248</meta:editing-cycles>
    <meta:generator>OpenOffice/4.1.3$Win32 OpenOffice.org_project/413m1$Build-9783</meta:generator>
    <meta:document-statistic meta:table-count="22" meta:image-count="0" meta:object-count="0" meta:page-count="36" meta:paragraph-count="1194" meta:word-count="20416" meta:character-count="24603"/>
  </office:meta>
</office:document-meta>
</file>